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cm" fo:border="none" style:shadow="none" style:join-border="false"/>
    </style:style>
    <style:style style:name="P16" style:family="paragraph" style:parent-style-name="Text_20_body">
      <style:paragraph-properties fo:text-align="justify" style:justify-single-word="false" fo:padding="0cm" fo:border="none" style:shadow="none" style:join-border="false"/>
      <style:text-properties fo:background-color="#ffff00"/>
    </style:style>
    <style:style style:name="P17" style:family="paragraph" style:parent-style-name="Text_20_body">
      <style:paragraph-properties fo:text-align="center" style:justify-single-word="false" fo:padding="0cm" fo:border="none" style:shadow="none" style:join-border="false"/>
    </style:style>
    <style:style style:name="P18"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cm" fo:border="none" style:shadow="none" style:join-border="false"/>
      <style:text-properties fo:background-color="transparent"/>
    </style:style>
    <style:style style:name="P24" style:family="paragraph" style:parent-style-name="Text_20_body">
      <style:paragraph-properties fo:text-align="center" style:justify-single-word="false" fo:padding="0cm" fo:border="none" style:shadow="none" style:join-border="false"/>
      <style:text-properties fo:background-color="transparent"/>
    </style:style>
    <style:style style:name="P2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1" style:family="paragraph" style:parent-style-name="Text_20_body">
      <style:paragraph-properties fo:text-align="center" style:justify-single-word="false" fo:padding="0cm" fo:border="none" style:shadow="none" style:join-border="false"/>
      <style:text-properties fo:language="ru" fo:country="RU" fo:background-color="transparent"/>
    </style:style>
    <style:style style:name="P32"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33" style:family="paragraph" style:parent-style-name="Text_20_body">
      <style:paragraph-properties fo:text-align="justify" style:justify-single-word="false" fo:padding="0cm" fo:border="none" style:shadow="none" style:join-border="false"/>
      <style:text-properties fo:language="ru" fo:country="RU" fo:background-color="#ffffff"/>
    </style:style>
    <style:style style:name="P34" style:family="paragraph" style:parent-style-name="Text_20_body">
      <style:paragraph-properties fo:text-align="justify" style:justify-single-word="false" fo:padding="0cm" fo:border="none" style:shadow="none" style:join-border="false"/>
      <style:text-properties fo:language="ru" fo:country="RU" fo:font-style="italic" fo:background-color="transparent" style:font-style-asian="italic" style:font-style-complex="italic"/>
    </style:style>
    <style:style style:name="P35" style:family="paragraph" style:parent-style-name="Text_20_body">
      <style:paragraph-properties fo:text-align="justify" style:justify-single-word="false" fo:padding="0cm" fo:border="none" style:shadow="none" style:join-border="false">
        <style:tab-stops>
          <style:tab-stop style:position="1.164cm"/>
        </style:tab-stops>
      </style:paragraph-properties>
      <style:text-properties fo:language="ru" fo:country="RU" fo:font-style="italic" fo:background-color="transparent" style:font-style-asian="italic" style:font-style-complex="italic"/>
    </style:style>
    <style:style style:name="P36" style:family="paragraph" style:parent-style-name="Text_20_body">
      <style:paragraph-properties fo:text-align="center" style:justify-single-word="false" fo:padding="0cm" fo:border="none" style:shadow="none" style:join-border="false"/>
      <style:text-properties fo:language="ru" fo:country="RU" fo:font-style="italic" fo:background-color="transparent" style:font-style-asian="italic" style:font-style-complex="italic"/>
    </style:style>
    <style:style style:name="P37" style:family="paragraph" style:parent-style-name="Text_20_body">
      <style:paragraph-properties fo:text-align="justify" style:justify-single-word="false" fo:padding="0cm" fo:border="none" style:shadow="none" style:join-border="false"/>
      <style:text-properties fo:language="ru" fo:country="RU" fo:font-style="italic" fo:background-color="#ffffff" style:font-style-asian="italic" style:font-style-complex="italic"/>
    </style:style>
    <style:style style:name="P38" style:family="paragraph" style:parent-style-name="Text_20_body">
      <style:paragraph-properties fo:text-align="justify" style:justify-single-word="false" fo:padding="0cm" fo:border="none" style:shadow="none" style:join-border="false"/>
      <style:text-properties fo:language="ru" fo:country="RU" fo:font-style="italic" fo:background-color="#ffff00" style:font-style-asian="italic" style:font-style-complex="italic"/>
    </style:style>
    <style:style style:name="P39" style:family="paragraph" style:parent-style-name="Text_20_body">
      <style:paragraph-properties fo:text-align="justify" style:justify-single-word="false" fo:padding="0cm" fo:border="none" style:shadow="none" style:join-border="false"/>
      <style:text-properties fo:language="ru" fo:country="RU" fo:font-style="normal" fo:background-color="transparent" style:font-style-asian="normal" style:font-style-complex="normal"/>
    </style:style>
    <style:style style:name="P40" style:family="paragraph" style:parent-style-name="Text_20_body">
      <style:paragraph-properties fo:text-align="center" style:justify-single-word="false" fo:padding="0cm" fo:border="none" style:shadow="none" style:join-border="false"/>
      <style:text-properties fo:language="ru" fo:country="RU" fo:font-style="normal" fo:background-color="transparent" style:font-style-asian="normal" style:font-style-complex="normal"/>
    </style:style>
    <style:style style:name="P41" style:family="paragraph" style:parent-style-name="Text_20_body">
      <style:paragraph-properties fo:text-align="justify" style:justify-single-word="false" fo:padding="0cm" fo:border="none" style:shadow="none" style:join-border="false"/>
      <style:text-properties fo:language="ru" fo:country="RU" fo:font-style="normal" fo:background-color="#ffff00" style:font-style-asian="normal" style:font-style-complex="normal"/>
    </style:style>
    <style:style style:name="P42" style:family="paragraph" style:parent-style-name="Text_20_body">
      <style:paragraph-properties fo:text-align="justify" style:justify-single-word="false" fo:padding="0cm" fo:border="none" style:shadow="none" style:join-border="false"/>
      <style:text-properties fo:background-color="#00ccff"/>
    </style:style>
    <style:style style:name="P43" style:family="paragraph" style:parent-style-name="Text_20_body">
      <style:paragraph-properties fo:text-align="justify" style:justify-single-word="false" fo:padding="0cm" fo:border="none" style:shadow="none" style:join-border="false"/>
      <style:text-properties fo:background-color="#ffffff"/>
    </style:style>
    <style:style style:name="P44" style:family="paragraph" style:parent-style-name="Text_20_body">
      <style:paragraph-properties fo:text-align="justify" style:justify-single-word="false" fo:padding="0cm" fo:border="none" style:shadow="none" style:join-border="false"/>
      <style:text-properties fo:color="#0000ff"/>
    </style:style>
    <style:style style:name="P45" style:family="paragraph" style:parent-style-name="Text_20_body">
      <style:paragraph-properties fo:text-align="center" style:justify-single-word="false" fo:padding="0cm" fo:border="none" style:shadow="none" style:join-border="false"/>
      <style:text-properties fo:language="en" fo:country="US" fo:font-style="italic" fo:background-color="transparent" style:font-style-asian="italic" style:font-style-complex="italic"/>
    </style:style>
    <style:style style:name="P46" style:family="paragraph" style:parent-style-name="Text_20_body">
      <style:paragraph-properties fo:text-align="justify" style:justify-single-word="false" fo:padding="0cm" fo:border="none" style:shadow="none" style:join-border="false"/>
      <style:text-properties style:text-line-through-style="solid" fo:language="ru" fo:country="RU" fo:background-color="transparent"/>
    </style:style>
    <style:style style:name="P47" style:family="paragraph" style:parent-style-name="Text_20_body">
      <style:paragraph-properties fo:text-align="justify" style:justify-single-word="false" fo:padding="0cm" fo:border="none" style:shadow="none" style:join-border="false"/>
      <style:text-properties style:text-line-through-style="none" fo:language="ru" fo:country="RU" fo:background-color="transparent"/>
    </style:style>
    <style:style style:name="P48" style:family="paragraph" style:parent-style-name="Standard">
      <style:paragraph-properties fo:text-align="justify" style:justify-single-word="false" fo:padding="0cm" fo:border="none" style:shadow="none" style:join-border="false"/>
      <style:text-properties fo:language="ru" fo:country="RU" fo:font-style="italic" fo:background-color="#ffff00" style:font-style-asian="italic" style:font-style-complex="italic"/>
    </style:style>
    <style:style style:name="P49"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51" style:family="paragraph" style:parent-style-name="Text_20_body">
      <style:paragraph-properties fo:text-align="justify" style:justify-single-word="false" style:border-line-width-bottom="0.012cm 0.012cm 0.012cm" fo:padding="0.074cm" fo:border-left="none" fo:border-right="none" fo:border-top="none" fo:border-bottom="0.036cm double #000000" style:shadow="none" style:join-border="false"/>
      <style:text-properties fo:background-color="transparent"/>
    </style:style>
    <style:style style:name="P5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Standard">
      <style:paragraph-properties loext:contextual-spacing="false" fo:margin-left="0cm" fo:margin-right="0cm" fo:margin-top="0cm" fo:margin-bottom="0.212cm" fo:text-align="justify" style:justify-single-word="false" fo:text-indent="0.499cm" style:auto-text-indent="false" fo:padding="0cm" fo:border="none" style:shadow="none" style:join-border="false"/>
      <style:text-properties fo:language="ru" fo:country="RU" fo:font-style="italic" fo:background-color="transparent" style:font-style-asian="italic" style:font-style-complex="italic"/>
    </style:style>
    <style:style style:name="P56" style:family="paragraph" style:parent-style-name="Heading_20_2">
      <style:paragraph-properties fo:text-align="center" style:justify-single-word="false"/>
    </style:style>
    <style:style style:name="P57" style:family="paragraph" style:parent-style-name="Heading_20_2">
      <style:paragraph-properties fo:text-align="center" style:justify-single-word="false"/>
      <style:text-properties fo:language="ru" fo:country="RU"/>
    </style:style>
    <style:style style:name="P58" style:family="paragraph" style:parent-style-name="Heading_20_1">
      <style:paragraph-properties fo:text-align="center" style:justify-single-word="false"/>
    </style:style>
    <style:style style:name="P59"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60" style:family="paragraph" style:parent-style-name="Text_20_body">
      <style:paragraph-properties fo:text-align="justify" style:justify-single-word="false" fo:padding="0cm" fo:border="none" style:shadow="none" style:join-border="false"/>
      <style:text-properties style:text-line-through-style="none" fo:language="ru" fo:country="RU" fo:background-color="transparent"/>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style:font-style-asian="normal" style:font-style-complex="normal" loext:char-shading-value="0"/>
    </style:style>
    <style:style style:name="T4" style:family="text">
      <style:text-properties fo:background-color="#ffff00"/>
    </style:style>
    <style:style style:name="T5" style:family="text">
      <style:text-properties fo:background-color="#ffff00" loext:char-shading-value="0"/>
    </style:style>
    <style:style style:name="T6" style:family="text">
      <style:text-properties style:use-window-font-color="true" fo:background-color="transparent" loext:char-shading-value="0"/>
    </style:style>
    <style:style style:name="T7" style:family="text">
      <style:text-properties style:use-window-font-color="true" fo:language="ru" fo:country="RU"/>
    </style:style>
    <style:style style:name="T8" style:family="text">
      <style:text-properties style:use-window-font-color="true" fo:language="ru" fo:country="RU" fo:font-style="normal" fo:font-weight="normal" style:font-style-asian="normal" style:font-weight-asian="normal" style:font-style-complex="normal" style:font-weight-complex="normal"/>
    </style:style>
    <style:style style:name="T9" style:family="text">
      <style:text-properties style:use-window-font-color="true" fo:language="ru" fo:country="RU" fo:font-weight="normal" style:font-weight-asian="normal" style:font-weight-complex="normal"/>
    </style:style>
    <style:style style:name="T10" style:family="text">
      <style:text-properties style:use-window-font-color="true" fo:language="ru" fo:country="RU" fo:font-weight="normal" fo:background-color="#ffff00" style:font-weight-asian="normal" style:font-weight-complex="normal" loext:char-shading-value="0"/>
    </style:style>
    <style:style style:name="T11" style:family="text">
      <style:text-properties style:use-window-font-color="true" fo:language="uk" fo:country="UA"/>
    </style:style>
    <style:style style:name="T12" style:family="text">
      <style:text-properties style:use-window-font-color="true" fo:language="uk" fo:country="UA" fo:font-weight="normal" style:font-weight-asian="normal" style:font-weight-complex="normal"/>
    </style:style>
    <style:style style:name="T13" style:family="text">
      <style:text-properties style:use-window-font-color="true" fo:language="uk" fo:country="UA" fo:font-style="normal" fo:font-weight="normal" style:font-style-asian="normal" style:font-weight-asian="normal" style:font-style-complex="normal" style:font-weight-complex="normal"/>
    </style:style>
    <style:style style:name="T14" style:family="text">
      <style:text-properties style:use-window-font-color="true" fo:background-color="#ffff00" loext:char-shading-value="0"/>
    </style:style>
    <style:style style:name="T15" style:family="text">
      <style:text-properties style:use-window-font-color="true" fo:background-color="#ff00cc" loext:char-shading-value="0"/>
    </style:style>
    <style:style style:name="T16" style:family="text">
      <style:text-properties fo:font-weight="bold" style:font-weight-asian="bold" style:font-weight-complex="bold"/>
    </style:style>
    <style:style style:name="T17" style:family="text">
      <style:text-properties fo:background-color="#ffffff" loext:char-shading-value="0"/>
    </style:style>
    <style:style style:name="T18" style:family="text">
      <style:text-properties fo:language="ru" fo:country="RU"/>
    </style:style>
    <style:style style:name="T19" style:family="text">
      <style:text-properties fo:language="ru" fo:country="RU" fo:background-color="#ffff00" loext:char-shading-value="0"/>
    </style:style>
    <style:style style:name="T20" style:family="text">
      <style:text-properties fo:language="ru" fo:country="RU" fo:font-style="italic" fo:background-color="transparent" style:font-style-asian="italic" style:font-style-complex="italic" loext:char-shading-value="0"/>
    </style:style>
    <style:style style:name="T21" style:family="text">
      <style:text-properties fo:language="ru" fo:country="RU" fo:font-style="italic" fo:background-color="#ffff00" style:font-style-asian="italic" style:font-style-complex="italic" loext:char-shading-value="0"/>
    </style:style>
    <style:style style:name="T22" style:family="text">
      <style:text-properties fo:language="ru" fo:country="RU" fo:background-color="transparent" loext:char-shading-value="0"/>
    </style:style>
    <style:style style:name="T23" style:family="text">
      <style:text-properties fo:language="ru" fo:country="RU" fo:font-style="normal" fo:background-color="transparent" style:font-style-asian="normal" style:font-style-complex="normal" loext:char-shading-value="0"/>
    </style:style>
    <style:style style:name="T24" style:family="text">
      <style:text-properties fo:language="ru" fo:country="RU" fo:font-style="normal" fo:background-color="#ffff00" style:font-style-asian="normal" style:font-style-complex="normal" loext:char-shading-value="0"/>
    </style:style>
    <style:style style:name="T25" style:family="text">
      <style:text-properties style:text-line-through-style="solid"/>
    </style:style>
    <style:style style:name="T26" style:family="text">
      <style:text-properties fo:language="en" fo:country="US"/>
    </style:style>
    <style:style style:name="T27" style:family="text">
      <style:text-properties style:text-line-through-style="none"/>
    </style:style>
    <style:style style:name="T28" style:family="text">
      <style:text-properties style:text-line-through-style="none" fo:language="ru" fo:country="RU" fo:background-color="transparent" loext:char-shading-value="0"/>
    </style:style>
    <style:style style:name="T29" style:family="text">
      <style:text-properties style:text-line-through-style="none" fo:language="ru" fo:country="RU"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6" text:outline-level="2">1</text:h>
      <text:p text:style-name="P44">009 Sound System – DreamScape (<text:a xlink:type="simple" xlink:href="https://www.youtube.com/watch?v=TKfS5zVfGBc" text:style-name="Internet_20_link" text:visited-style-name="Visited_20_Internet_20_Link">https://www.youtube.com/watch?v=TKfS5zVfGBc</text:a>)</text:p>
      <text:p text:style-name="P44">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17"/>
      <text:p text:style-name="P17">~~~</text:p>
      <text:p text:style-name="P15"><text:a xlink:type="simple" xlink:href="https://www.youtube.com/watch?v=rvk5D1iI2LA" text:style-name="Internet_20_link" text:visited-style-name="Visited_20_Internet_20_Link">https://www.youtube.com/watch?v=rvk5D1iI2LA</text:a></text:p>
      <text:h text:style-name="P59" text:outline-level="1">Mark Knopfler - Marbletown - Córdoba 2010 </text:h>
      <text:p text:style-name="P15"/>
      <text:p text:style-name="P15">Джет нетерпеливо толкает меня копытом в плечо. &lt;<text:span text:style-name="T5">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5">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5">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5">на рассвете и возвращается до полдня,</text:span> строго по расписанию. И если затаиться в <text:span text:style-name="T5">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16">Нет, Агамемнон – ерунда. За нами. Гонятся. Чёртовы. Чокнутые. Пони.</text:p>
      <text:p text:style-name="P16"/>
      <text:p text:style-name="P1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6"/>
      <text:p text:style-name="P16">Ну вот кто заставил тебя улыбаться Дейдре, Хуман? Ведь всё так неплохо шло…</text:p>
      <text:p text:style-name="P15"/>
      <text:p text:style-name="P17">***</text:p>
      <text:p text:style-name="P15">...</text:p>
      <text:p text:style-name="P15"><text:soft-page-break/>- Привет, красавчики! &lt;<text:span text:style-name="T5">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5">Развернуть характер Лейлы 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5">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5">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4">больше быта племени</text:span>&gt;</text:p>
      <text:p text:style-name="P17">…</text:p>
      <text:p text:style-name="P17"/>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5">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15"/>
      <text:p text:style-name="P15">Я аж передёрнул плечами. <text:span text:style-name="T5">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5">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6">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18">Скоро некому будет обрабатывать поля. </text:span>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text:span text:style-name="T18">в часиках </text:span>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17">…</text:p>
      <text:p text:style-name="P17"/>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5">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8">, подвинься!</text:span></text:p>
      <text:p text:style-name="P25">Пегаска оттеснила меня крупом и повернулась к двери задом.</text:p>
      <text:p text:style-name="P15"/>
      <text:p text:style-name="P49">БАБАХ!!!</text:p>
      <text:p text:style-name="P49"/>
      <text:p text:style-name="P49">Я ошалело смотрел на дверь, вылетевшую вместе с косяком во двор.</text:p>
      <text:p text:style-name="P49"/>
      <text:p text:style-name="P4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9">- Ага. - ухмыльнулась Джет. - Я — крутая! По заднему джебу мне нет равных на нашем облаке и двух соседних!</text:p>
      <text:p text:style-name="P49">- То же мне — крутая! - донеслось откуда-то снизу. - Да я смогла бы выбить эту дверь лбом! Она всё равно кое-как сляпана из обломков скамеек!</text:p>
      <text:p text:style-name="P49"/>
      <text:p text:style-name="P50">Мои ноги обнимала Дейдра, улыбаясь мне хищной улыбкой.</text:p>
      <text:p text:style-name="P50"/>
      <text:p text:style-name="P50">- И, кстати, чтобы открыть её, достаточно было просто отодвинуть засов.</text:p>
      <text:p text:style-name="P50"/>
      <text:p text:style-name="P50">В забеге на первенство тупости ты уверенно догоняешь пегаску, Хуман!</text:p>
      <text:p text:style-name="P50">Я криво улыбнулся Дейдре.</text:p>
      <text:p text:style-name="P50"/>
      <text:p text:style-name="P5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0"/>
      <text:p text:style-name="P50">Я сразу понял, что улыбаться Дейдре было плохой идеей. Поняха состроила щенячьи глаза и усилила и без того стальную хватку вокруг моих ног.</text:p>
      <text:p text:style-name="P50"/>
      <text:p text:style-name="P50">- Не бросай меня, Хум! Мне тут так скууучнооо!</text:p>
      <text:p text:style-name="P50"/>
      <text:p text:style-name="P50">Губы её задрожжали, как будто она собралась зареветь.</text:p>
      <text:p text:style-name="P5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0"><text:soft-page-break/></text:p>
      <text:p text:style-name="P5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50"/>
      <text:p text:style-name="P50">- Ммммфффф! - отвечала ей Джет.</text:p>
      <text:p text:style-name="P50"/>
      <text:p text:style-name="P50">Диалог прервался взвизгом и плеском воды. Наконец-то я почувствовал свои ноги свободными!</text:p>
      <text:p text:style-name="P50"/>
      <text:p text:style-name="P17">***</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56"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5">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5">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56"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6"/>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text:soft-page-break/></text:p>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8">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4">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text:soft-page-break/>-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5">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8">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8">по обе стороны реки.</text:span> Я оборачиваюсь назад. <text:span text:style-name="T18">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9">неделю</text:span><text:span text:style-name="T18"> назад. </text:span>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1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5">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text:soft-page-break/>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Я закрываю глаза.</text:p>
      <text:p text:style-name="P23"/>
      <text:p text:style-name="P23">Просыпаюсь от холода. Щупаю рукой сзади себя. Наконец поворачиваюсь.</text:p>
      <text:p text:style-name="P23">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 Грёбаный близорукий эгоистичный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text:soft-page-break/>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3"><text:soft-page-break/></text:p>
      <text:p text:style-name="P23">Мы оборачиваемся на голос. В свете первых лучей солнца на нас смотрит зебра.</text:p>
      <text:p text:style-name="P23"/>
      <text:h text:style-name="P56"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6" text:outline-level="2">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в устах моего бывшего босса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8">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7">Облако в виде смешной крылатой лошадки приближалось по небосводу к серым корпусам больницы</text:span>.</text:p>
      <text:p text:style-name="P23"/>
      <text:p text:style-name="P23">Наконец Алекс пожал плечами и <text:span text:style-name="T17">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прожект-мэнеджер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3">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3">- Понятно.</text:p>
      <text:p text:style-name="P23"/>
      <text:p text:style-name="P16">Я решил схитрить. Просто из интереса. Кроме него, больше ловить тут было нечего.</text:p>
      <text:p text:style-name="P16"/>
      <text:p text:style-name="P16"><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6"/>
      <text:p text:style-name="P1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6"/>
      <text:p text:style-name="P1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6">- Дед, - мягко остановил меня Алекс. - не надо. Не даешь мне помечтать, жестокий человек…</text:p>
      <text:p text:style-name="P16"/>
      <text:p text:style-name="P16">Выплюнув жвачку в салфетку и аккуратно препроводив бумажный шарик в ведро, Алекс печально развёл руками.</text:p>
      <text:p text:style-name="P16">-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5">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8">Да, чуть было не забыл!</text:span></text:p>
      <text:p text:style-name="P30"/>
      <text:p text:style-name="P30">Босс вытащил из внутреннего кармана пиджака бутылку «Джентльмен Джека» и поставил передо мной.</text:p>
      <text:p text:style-name="P23"/>
      <text:p text:style-name="P30">- Мне действительно не хватает старых добрых времён. Что бы ты там себе ни думал.</text:p>
      <text:p text:style-name="P30"><text:soft-page-break/></text:p>
      <text:p text:style-name="P23"><text:span text:style-name="T18">Алекс</text:span> пошёл к выходу. У двери он замялся и вдруг обернулся.</text:p>
      <text:p text:style-name="P23">- <text:span text:style-name="T18">И, знаешь, с</text:span>амое страшное? <text:span text:style-name="T18">Э</text:span>то то, что ты до сих пор считаешь себя нормальным, - грустно улыбнулся <text:span text:style-name="T18">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шестнадцати кубиков по картинке за пару секунд. При этом ещё успеваешь инвертировать цвета.</text:p>
      <text:p text:style-name="P23"/>
      <text:p text:style-name="P23">Алекс вышел.</text:p>
      <text:p text:style-name="P24"><text:line-break/>~~~</text:p>
      <text:p text:style-name="P25"/>
      <text:p text:style-name="P25">… Стражница напротив вот уже полчаса молча сверлит меня взглядом. </text:p>
      <text:p text:style-name="P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5">гниёт 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ывался,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p>
      <text:p text:style-name="P25">Где я?</text:p>
      <text:p text:style-name="P25">.</text:p>
      <text:p text:style-name="P25">Где все?</text:p>
      <text:p text:style-name="P25">.</text:p>
      <text:p text:style-name="P25">Чувствую прикосновение. Что-то энергично тормошит меня. Слышу приглушенное бормотание.</text:p>
      <text:p text:style-name="P25">.</text:p>
      <text:p text:style-name="P49">Я открываю глаза и вижу фигуру в голубом.</text:p>
      <text:p text:style-name="P18"/>
      <text:p text:style-name="P18">- Быстро! За мной! - торопливо шепчет мне она.</text:p>
      <text:p text:style-name="P18">Я послушно ползу среди костей и раздавленных черепов за голубой пони… Пони? Какой ещё, к дьяволу, пони?</text:p>
      <text:p text:style-name="P18">- Пегаской! - шипит, оборачиваясь, она.</text:p>
      <text:p text:style-name="P19"/>
      <text:p text:style-name="P18">Видно, последние слова я произнёс вслух. И, да, теперь я замечаю у поняхи два аккуратно сложенных на спине крыла, <text:span text:style-name="T18">одно из них, правда, нарушенной формы</text:span>. Лёгкие пластинчатые доспехи плотно облегают её грудь и бока.</text:p>
      <text:p text:style-name="P18">Черепа… Кости… Пегаска в броне… Чушь какая-то!</text:p>
      <text:p text:style-name="P18"/>
      <text:p text:style-name="P1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8"/>
      <text:p text:style-name="P18"><text:soft-page-break/>- Какого чё…?!!</text:p>
      <text:p text:style-name="P18">-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8">- Появится кто? - спросил я, потирая ушибленную о каменный свод макушку.</text:p>
      <text:p text:style-name="P18"/>
      <text:p text:style-name="P1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8"/>
      <text:p text:style-name="P18">Я пригнулся к уху поньки и еле слышно прошептал:</text:p>
      <text:p text:style-name="P18">- Кто это?</text:p>
      <text:p text:style-name="P18">- Агамемнон, - так же, едва шевеля губами, прошептала поняха. - Он сегодня голодный - остался без обеда. И у него хороший слух.</text:p>
      <text:p text:style-name="P18"/>
      <text:p text:style-name="P18">Я снова почесал ушибленный лоб.</text:p>
      <text:p text:style-name="P18">- Мне это имя вообще ничего не говорит.</text:p>
      <text:p text:style-name="P18"/>
      <text:p text:style-name="P18">Пегаска критически осмотрела меня.</text:p>
      <text:p text:style-name="P1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8"/>
      <text:p text:style-name="P20">Пегаска попробовала было потрогать меня в паху, но я с возмущением отбросил её копыто.</text:p>
      <text:p text:style-name="P20"/>
      <text:p text:style-name="P1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8"/>
      <text:p text:style-name="P18">От беспокойной возни снаружи скала задрожала. Кто-то шумно зевнул и с металлическим скрежетом почесался.</text:p>
      <text:p text:style-name="P18"/>
      <text:p text:style-name="P18">- Так откуда ты? - пытливо спросила поняха.</text:p>
      <text:p text:style-name="P1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8">Я закрыл глаза и сосредоточился…</text:p>
      <text:p text:style-name="P25">…</text:p>
      <text:p text:style-name="P25"><text:soft-page-break/>- Не помню.</text:p>
      <text:p text:style-name="P25">-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8"><text:span text:style-name="T9">- Ну и ну. Ни в жизнь ещё таких чудаков не встречала. - покачала головой пегаска. - Ты не обижайся, но ты <text:s/>мозгами напоминаешь мне </text:span><text:span text:style-name="T10">полугодовалого жеребёнка</text:span><text:span text:style-name="T9">. То есть, вообще не </text:span><text:span text:style-name="T10">паришь</text:span><text:span text:style-name="T9"> по жизни. Хотя, на вид, взрослый. Как ты, вообще, дожил до своих лет, если не помнишь ничего?</text:span></text:p>
      <text:p text:style-name="P2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8"/>
      <text:p text:style-name="P1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8"/>
      <text:p text:style-name="P18">…</text:p>
      <text:p text:style-name="P18">СИЯНИЕ</text:p>
      <text:p text:style-name="P25">…</text:p>
      <text:p text:style-name="P18"><text:span text:style-name="T12">Оно п</text:span><text:span text:style-name="T9">овсюду. </text:span><text:span text:style-name="T12">Нет верха и низа, нет направлений и расстояний. Нет м</text:span><text:span text:style-name="T9">ыслей. Нет чувств. Нет времени. Есть только бесконечное сияние…</text:span></text:p>
      <text:p text:style-name="P25"><text:soft-page-break/>.</text:p>
      <text:p text:style-name="P25">Кто я?</text:p>
      <text:p text:style-name="P25">.</text:p>
      <text:p text:style-name="P25">Где я?</text:p>
      <text:p text:style-name="P25">.</text:p>
      <text:p text:style-name="P1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8">Внезапно фигура как будто наклоняется ко мне и почти выкрикивает фразу. Видение рушится, но фраза впечатывается в память:</text:p>
      <text:p text:style-name="P18">- ИДИ В ДРОГОНШТЕРН!</text:p>
      <text:p text:style-name="P18"/>
      <text:p text:style-name="P18">…</text:p>
      <text:p text:style-name="P18"/>
      <text:p text:style-name="P18">- Я ВСПОМНИЛ! ВСПОМНИЛ! ДРОГОНШТЕРН!!! - я хлопнул себя по лбу. - Мне нужно попасть в Дрогонштерн!</text:p>
      <text:p text:style-name="P18"/>
      <text:p text:style-name="P18">Поняха закатила глаза и стукнулась лбом о камень.</text:p>
      <text:p text:style-name="P18">- <text:span text:style-name="T16">Я ЖЕ ПРЕДУПРЕЖДАЛА, ПОТИШЕ!!!</text:span> - заорала понька. - Что за тупой <text:span text:style-name="T5">индивид</text:span> попался!</text:p>
      <text:p text:style-name="P18"/>
      <text:p text:style-name="P18">Снаружи беспокойно завозились, что-то неразборчиво запыхтели и внезапно валун, под которым мы прятались, вознёсся над нашими головами.</text:p>
      <text:p text:style-name="P18">Поняха бросилась на меня, сбив с ног и закрыв телом и крыльями.</text:p>
      <text:p text:style-name="P18"/>
      <text:p text:style-name="P1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8">- А как же ты? Он же съест тебя?</text:p>
      <text:p text:style-name="P18">- Не беспокойся, я в последний момент извернусь и улечу. Действуй!</text:p>
      <text:p text:style-name="P18"/>
      <text:p text:style-name="P1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8"/>
      <text:p text:style-name="P18">- <text:span text:style-name="T16">ВИЖУ СБЕЖАВШИЙ ВЧЕРАШНИЙ ОБЕД. ЕЩЁ НЕ ПРОТУХ. ХОРОШО.</text:span></text:p>
      <text:p text:style-name="P21"/>
      <text:p text:style-name="P22">- Ну так и жри, пока не скисло! - заорала поняха, повернув к нему голову.</text:p>
      <text:p text:style-name="P22"><text:soft-page-break/></text:p>
      <text:p text:style-name="P22">- <text:span text:style-name="T16">ОН ЕЩЁ И РУГАЕТСЯ,</text:span> - недовольно заметил дракон. - <text:span text:style-name="T16">СЛИШКОМ СЫРОЙ</text:span>. <text:span text:style-name="T16">НАДО ПРОЖАРИТЬ.</text:span></text:p>
      <text:p text:style-name="P22">Внезапно он открыл пасть и к нам устремился поток зелёного пламени.</text:p>
      <text:p text:style-name="P22">Пегаска пискнула и прижалась ко мне покрепче. Я завороженно смотрел навстречу гибели…</text:p>
      <text:p text:style-name="P22"/>
      <text:p text:style-name="P2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2"/>
      <text:p text:style-name="P22">- Бежим! - пегаска вскочила и указала направление. Я припустил со всех ног. Безумие последнего часа выбило из меня способность мыслить.</text:p>
      <text:p text:style-name="P22"/>
      <text:p text:style-name="P22">… И потому я остановился у края пропасти, руководствуясь исключительно рефлексами.</text:p>
      <text:p text:style-name="P22">Пару камешек сорвалось у меня из-под ноги и скрылось в голубоватой дымке. Я перевёл дух.</text:p>
      <text:p text:style-name="P22"/>
      <text:p text:style-name="P22">- Почему остановился?!! Прыгай! - пегаска остановилась рядом и указала копытом прямо вниз. - Прыгай, если хочешь жить!</text:p>
      <text:p text:style-name="P22"><text:s/></text:p>
      <text:p text:style-name="P22"><text:span text:style-name="T16">- НЕНАВИЖУ ПОНЯЧЬЮ МАГИЮ! НЕ ВЫНОШУ ПОНИ!!! ВИДЕТЬ ИХ БОЛЬШЕ НЕ ХОЧУ В СВОЁМ ГНЕЗДЕ!</text:span> - орал Агамемнон, протирая глаза.</text:p>
      <text:p text:style-name="P22"/>
      <text:p text:style-name="P22">Я молча стоял и смотрел вниз, хлопая глазами. </text:p>
      <text:p text:style-name="P22">Пегаска всё поняла. Она присела, как будто готовясь к прыжку. Я сделал маленький шажок назад, не желая прыгать.</text:p>
      <text:p text:style-name="P2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2"/>
      <text:p text:style-name="P2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2">Довольно скоро я оказался в захвате передних ноги пегаски и к моим воплям присоединился её протяжный визг.</text:p>
      <text:p text:style-name="P22"/>
      <text:p text:style-name="P22">- А-А-А-А-А-А-А-А-А-А!!!</text:p>
      <text:p text:style-name="P22"/>
      <text:p text:style-name="P22"><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0">…</text:p>
      <text:p text:style-name="P19"/>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8">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8"/>
      <text:p text:style-name="P18">Иногда ты довольно туго соображаешь, чувак! Жертвенность этой поняхи заслуживает большей награды, чем ты можешь дать сейчас.</text:p>
      <text:p text:style-name="P18"/>
      <text:p text:style-name="P18">Я примирительно потрепал пегаску по голубой гриве и неумело погладил по крупу, стряхивая воду.</text:p>
      <text:p text:style-name="P18">- Извини, подруга. Я ступил.</text:p>
      <text:p text:style-name="P18"/>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16"/>
      <text:p text:style-name="P23">Мы обернулись на голос и узрели с полдюжины копий, чуть ли не уткнувшихся нам в носы…</text:p>
      <text:p text:style-name="P23"/>
      <text:p text:style-name="P24">***</text:p>
      <text:p text:style-name="P16"/>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56"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6" text:outline-level="2"><text:soft-page-break/>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20">Близилось время обеда. Я пожал плечами и побрёл в столовку.</text:p>
      <text:p text:style-name="P20"/>
      <text:p text:style-name="P20">…</text:p>
      <text:p text:style-name="P20">&lt;<text:span text:style-name="T5">теория трун и волновых колебаний, мультиверс Эверетта</text:span>&gt;</text:p>
      <text:p text:style-name="P2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0"><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0"/>
      <text:p text:style-name="P20">Диоген с обидой посмотрел на сидящего за соседним столом Гейзенберга. Тот что-то доказывал Леннону и даже не повернулся в ответ.</text:p>
      <text:p text:style-name="P20"/>
      <text:p text:style-name="P2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0"/>
      <text:p text:style-name="P20">Диоген провёл от точки кривую линию <text:s/>и в конце сильно вдавил пальцем в стол. Слизывая впившиеся в палец крупицы соли, он продолжил.</text:p>
      <text:p text:style-name="P20"/>
      <text:p text:style-name="P2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0"/>
      <text:p text:style-name="P20">Диоген заговорщицки подмигнул мне и нарисовал от точки на столе ещё несколько кривых траекторий.</text:p>
      <text:p text:style-name="P20"/>
      <text:p text:style-name="P2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0"/>
      <text:p text:style-name="P20"><text:soft-page-break/>- Красиво… - я не понял вообще ничего, но с Диогеном лучше было соглашаться, чтобы не вызвать приступ научного гнева.</text:p>
      <text:p text:style-name="P2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0">- Знаешь, Диоген, я больше ценитель классики. Ну, там, когда яблоко на голову падает или е равно эм-цэ-квадрат…</text:p>
      <text:p text:style-name="P20">- Это потому что ты не знаешь продолжения! - энергично воскликнул Диоген. - Я к чему это тебе про мультиверс Эверетта талдычу? <text:span text:style-name="T5">Я ведь его немного расширил пару лет назад!</text:span></text:p>
      <text:p text:style-name="P20"/>
      <text:p text:style-name="P2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0"/>
      <text:p text:style-name="P2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0"/>
      <text:p text:style-name="P20">- И что с того? - ошалело спросил я. Множественные вселенные в моём воображении играли на гармошке и танцевали чечётку.</text:p>
      <text:p text:style-name="P20"/>
      <text:p text:style-name="P2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0"/>
      <text:p text:style-name="P20">Диоген выцарапал крошку из бороды и отправил в рот. В его голосе послышались истерически-восторжённые нотки.</text:p>
      <text:p text:style-name="P20"/>
      <text:p text:style-name="P2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20"/>
      <text:p text:style-name="P20">Диоген выдохнул и залпом опрокинул в себя стакан компота. Закашлялся, вытер рот рукавом и обиженно оглянулся через плечо.</text:p>
      <text:p text:style-name="P20"/>
      <text:p text:style-name="P2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7">притянуто за уши, а камни годятся </text:span>только на то, чтобы вышибать мозги из заумствующих демагогов! Но позвольте!!</text:p>
      <text:p text:style-name="P23"/>
      <text:p text:style-name="P2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5">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6"/>
      <text:p text:style-name="P16">Я уже отчаялся остановить вышедшего на орбиту философа и просто старался не заснуть.</text:p>
      <text:p text:style-name="P16"/>
      <text:p text:style-name="P16">-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6"/>
      <text:p text:style-name="P16">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6"/>
      <text:p text:style-name="P1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6"/>
      <text:p text:style-name="P1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6"/>
      <text:p text:style-name="P1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6"/>
      <text:p text:style-name="P2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
      <text:p text:style-name="P23">Я вытер брызги слюны Диогена со лба.</text:p>
      <text:p text:style-name="P23"/>
      <text:p text:style-name="P23">- А война? - я отчаянно искал повод свалить в палату. Мне ужасно хотелось спать.</text:p>
      <text:p text:style-name="P23">- Что – война?</text:p>
      <text:p text:style-name="P23">- Если у нас произойдёт война – случится ли война в отражении? Скажем, вот в том, далёком – на седьмой волне?</text:p>
      <text:p text:style-name="P2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Комок под серым пледом слабо шевелится.</text:p>
      <text:p text:style-name="P23"/>
      <text:p text:style-name="P23">-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 <text:s/>Зато я отлично умею готовить гороховый суп. Кстати, а что такое “суицид”? - спрашивает пегаска сонным голосом и зевает.</text:p>
      <text:p text:style-name="P23"/>
      <text:p text:style-name="P23">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5">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text:soft-page-break/>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18">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18">такой</text:span>, чёрт меня подери <text:span text:style-name="T18">на мальтийский крест</text:span>?</text:p>
      <text:p text:style-name="P23"/>
      <text:p text:style-name="P23">Сенбе поднимает копыто, останавливая поток сознания.</text:p>
      <text:p text:style-name="P23"/>
      <text:p text:style-name="P23"><text:soft-page-break/>- Слишком много вопросов для старого <text:span text:style-name="T18">шамана</text:span>. Большой М’боно слишком молод и зол. Совсем как Сенбе, когда он сам был молод, - с<text:span text:style-name="T18">тарейшина </text:span>усмехнулся. <text:span text:style-name="T18">- Сенбе прочитает тебе то, что сам узнал полгода назад во сне. Не спрашивай ни о чём сверх того. Сенбе не ответит — сам не знает.</text:span></text:p>
      <text:p text:style-name="P16">&lt;расписать больше быта у Сенбе&gt;</text:p>
      <text:p text:style-name="P3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lt;<text:span text:style-name="T5">ывкпвпекываукпеыварпевыаерпкув</text:span>&gt;</text:p>
      <text:p text:style-name="P42"/>
      <text:p text:style-name="P24">***</text:p>
      <text:p text:style-name="P23"/>
      <text:p text:style-name="P23">Сенбе захлопывает книгу.</text:p>
      <text:p text:style-name="P23"/>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56"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5">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56" text:outline-level="2">5</text:h>
      <text:p text:style-name="P23">&lt;<text:span text:style-name="T5">глава с фейковым Диалогом с Терминатором должна быть ПОСЛЕ договорённости с Крысом о побеге</text:span>&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4">Два года</text:span><text:span text:style-name="T1"> прошло со времени моего последнего Урока, но я отлично помню процедуру приветствия. Опыт не пропьёшь.</text:span></text:p>
      <text:p text:style-name="P23"/>
      <text:p text:style-name="P4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6"/>
      <text:p text:style-name="P2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6">&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6"/>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Секунды сгорали одна за другой, как мотыльки в костре. Вопросы следовали один за другим в быстрой последовательности.</text:p>
      <text:p text:style-name="P23"/>
      <text:p text:style-name="P16">- Каков был класс твоей защиты?</text:p>
      <text:p text:style-name="P16">- Двадцать шестой.</text:p>
      <text:p text:style-name="P16">- Сколько времени ты продержался?</text:p>
      <text:p text:style-name="P16">- Семнадцать минут.</text:p>
      <text:p text:style-name="P16">- Сколько времени ты бы продержался с сорок восьмым классом?</text:p>
      <text:p text:style-name="P16">- … Часа два… Наверное…</text:p>
      <text:p text:style-name="P16">- Какой ты запомнил Хэвэн?</text:p>
      <text:p text:style-name="P16">- Она прекрасна…</text:p>
      <text:p text:style-name="P16">- Чего более всего нужно опасаться при встрече с ней сейчас?</text:p>
      <text:p text:style-name="P16"/>
      <text:p text:style-name="P1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6"/>
      <text:p text:style-name="P16">- Любви. Опасайся её любви. Не давай ей прикоснуться к себе.</text:p>
      <text:p text:style-name="P16"/>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text:soft-page-break/>- До свидания, Хэвэн. Диалог закрыт, - с закрытыми глазами пробормотал Терминатор.</text:p>
      <text:p text:style-name="P23"/>
      <text:p text:style-name="P23">…</text:p>
      <text:p text:style-name="P23"/>
      <text:p text:style-name="P23">Всего семнадцать минут при двадцать шестом уровне защиты – Хэвэн сильно прогрессировала за <text:span text:style-name="T5">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3">Что ж, двух часов мне более чем достаточно.</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ccшшш… могут быть спокойны - звено истребителей с самолётом аэроразведки АВАКС патрулируют небо над столицей. <text:span text:style-name="T17">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
      <text:p text:style-name="P20">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text:soft-page-break/></text:p>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
      <text:p text:style-name="P23">- Эээ… Ооо… Упс… Н-наденьте на меня, пожалуйста, бандажи… И привяжите к кровати – я не ручаюсь, что во сне не сорву их.</text:p>
      <text:p text:style-name="P23"/>
      <text:p text:style-name="P23">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text:soft-page-break/>Я пододвигаю крестовину.</text:p>
      <text:p text:style-name="P23"/>
      <text:p text:style-name="P23">- Итак, поехал он за аленьким цветочком.&lt;<text:span text:style-name="T5">шутливая </text:span><text:span text:style-name="T14">история</text:span>&gt;</text:p>
      <text:p text:style-name="P23"/>
      <text:h text:style-name="P56" text:outline-level="2">5.5</text:h>
      <text:p text:style-name="P1"/>
      <text:p text:style-name="P2">(обмен)</text:p>
      <text:p text:style-name="P2">&lt;<text:span text:style-name="T5">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5">&lt;Сцена с голым Аноном и Луной</text:span>&gt;</text:p>
      <text:p text:style-name="P1"/>
      <text:h text:style-name="P56" text:outline-level="2">6</text:h>
      <text:p text:style-name="P23"/>
      <text:p text:style-name="P2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5">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text:soft-page-break/>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На седьмой волне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5">расписать</text:span>&gt;</text:p>
      <text:p text:style-name="P2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text:soft-page-break/>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5">равое</text:span> крыло – пегасье, голубое с перьями, а <text:s/><text:span text:style-name="T5">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18">И никакого подъёма грузов в течении полугода -</text:span> <text:span text:style-name="T18">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text:soft-page-break/>-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18">и</text:span>йся солнцем и одуванчиками.</text:p>
      <text:p text:style-name="P23">Я спустился в долину и составил компанию пегаске.</text:p>
      <text:p text:style-name="P23"/>
      <text:h text:style-name="P56" text:outline-level="2">7</text:h>
      <text:p text:style-name="P23"/>
      <text:p text:style-name="P23">- Крыс! Эй, Крыс!</text:p>
      <text:p text:style-name="P3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1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6">&lt;</text:span><text:span text:style-name="T19">попсой ТОЙ СТОРОНЫ</text:span><text:span text:style-name="T26">&gt;</text:span><text:span text:style-name="T18"> обнаружили — беднягу чуть инфаркт не схватил.</text:span></text:p>
      <text:p text:style-name="P30"/>
      <text:p text:style-name="P30">Выменять у Крыса хабар у нас означает «добыть». Где добывает хабар сам Крыс, остаётся загадкой. Хотя у меня были подозрения на сей счёт.</text:p>
      <text:p text:style-name="P30"/>
      <text:p text:style-name="P30">- Стой, не уходи, дело есть, - я схватил Крыса за плечо.</text:p>
      <text:p text:style-name="P30"/>
      <text:p text:style-name="P30">Тот хмуро зыркнул на меня и скинул руку.</text:p>
      <text:p text:style-name="P30"/>
      <text:p text:style-name="P30">- Чего тебе? Решил долг вернуть?</text:p>
      <text:p text:style-name="P3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0"/>
      <text:p text:style-name="P3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0"/>
      <text:p text:style-name="P30">- Да ладно! - не поверил Крыс, осторожно понюхав пробку бутылки. - Джек Дэниэлс ориджинал! Ты, случаем, не Санта Клаус?</text:p>
      <text:p text:style-name="P30">- Это только задаток. Слушай сюда...</text:p>
      <text:p text:style-name="P23"/>
      <text:h text:style-name="P57" text:outline-level="2">***</text:h>
      <text:p text:style-name="P30"/>
      <text:p text:style-name="P30">Джет прислушивается, оттопырив уши вперёд.</text:p>
      <text:p text:style-name="P30"/>
      <text:p text:style-name="P30">- Там треснула ветка! Я точно слышала!</text:p>
      <text:p text:style-name="P30">- Да ладно тебе, Джет! Мы давным-давно оторвались от твердолобов — иначе за две недели у зебр они бы нас настигли.</text:p>
      <text:p text:style-name="P30"/>
      <text:p text:style-name="P3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0"/>
      <text:p text:style-name="P30">- Хмм!</text:p>
      <text:p text:style-name="P30"/>
      <text:p text:style-name="P3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0">Наконец пегаска приземляется.</text:p>
      <text:p text:style-name="P30"/>
      <text:p text:style-name="P30">- Показалось.</text:p>
      <text:p text:style-name="P30"/>
      <text:p text:style-name="P30">Мы продолжаем идти вдоль обрыва.</text:p>
      <text:p text:style-name="P3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0"/>
      <text:p text:style-name="P3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0"/>
      <text:p text:style-name="P30">Я вздыхаю.</text:p>
      <text:p text:style-name="P30">Толчок возвращает меня к действительности. Я натыкаюсь на круп пегаски, настороженно вглядывающейся в заросли можжевельника.</text:p>
      <text:p text:style-name="P30"/>
      <text:p text:style-name="P30">- Хум, там кто-то пялится на нас! Готова спорить на маховое перо!</text:p>
      <text:p text:style-name="P30">- Да брось, Джет, ты уже проверила все окрестности.</text:p>
      <text:p text:style-name="P30"/>
      <text:p text:style-name="P30">Я хлопаю пегаску по крупу, побуждая двигаться дальше. Та вместо этого снова взмывает над деревьями.</text:p>
      <text:p text:style-name="P30"/>
      <text:p text:style-name="P3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2">Меня озаряет.</text:p>
      <text:p text:style-name="P30"/>
      <text:p text:style-name="P30">Пегаска! Дельтаплан! Пегаска!</text:p>
      <text:p text:style-name="P30"/>
      <text:p text:style-name="P30">С дьявольским хохотом я потираю руки и иду навстречу приземлившейся Джет. Та недоумённо смотрит на меня, склонив голову и насторожив уши.</text:p>
      <text:p text:style-name="P3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0">Дрогонштерн темнеет в лучах заката. </text:p>
      <text:p text:style-name="P30"/>
      <text:h text:style-name="P56" text:outline-level="2"><text:soft-page-break/>8</text:h>
      <text:p text:style-name="P30"/>
      <text:p text:style-name="P3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0">Крыс втолкнул меня в каморку, закрыл за собой дверь и заблокировал её, вставив в ручку веник. После чего включил свет.</text:p>
      <text:p text:style-name="P30">Тусклая лампочка осветила фаянсовый стульчак запасного туалета, груду измятых вёдер, веников и швабр.</text:p>
      <text:p text:style-name="P30"/>
      <text:p text:style-name="P30">- Ты сделал куклу? - шёпотом спросил Крыс.</text:p>
      <text:p text:style-name="P30">- Скрутил из полотенец, ведра и второй подушки. Под одеялом от человека не отличить.</text:p>
      <text:p text:style-name="P30">- Хорошо.</text:p>
      <text:p text:style-name="P30"/>
      <text:p text:style-name="P30">Крыс подошёл к унитазу, надавил сразу за ним и вытащил приличный кусок стены прямо с кафельной плиткой.</text:p>
      <text:p text:style-name="P30">За проёмом открылся вертикальный короб. Толстый ствол канализационной трубы и несколько труб потоньше занимали добрую треть ширины лаза.</text:p>
      <text:p text:style-name="P30"/>
      <text:p text:style-name="P3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0">- Мы же договорились за две!</text:p>
      <text:p text:style-name="P30"><text:soft-page-break/>- Четыре! Две поставишь мне в кредит — верну хабаром. По-крайней мере, так ты меня больше на долг не подсадишь.</text:p>
      <text:p text:style-name="P30"/>
      <text:p text:style-name="P30">Крыс приблизил своё лицо к моему.</text:p>
      <text:p text:style-name="P30"/>
      <text:p text:style-name="P3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0"/>
      <text:p text:style-name="P30">Мелкие зубы Крыса <text:s/>сверкнули безумной улыбкой в тусклом свете лампочки.</text:p>
      <text:p text:style-name="P30">Я отодвинул его ладонью.</text:p>
      <text:p text:style-name="P30"/>
      <text:p text:style-name="P30">- Не надо. Если ты действительно меня знаешь, то бояться не должен.</text:p>
      <text:p text:style-name="P30"/>
      <text:p text:style-name="P30">Крыс осклабился и хлопнул меня по плечу.</text:p>
      <text:p text:style-name="P30"/>
      <text:p text:style-name="P30">- А я и не боюсь. Законы жанра обязывают.</text:p>
      <text:p text:style-name="P30"/>
      <text:p text:style-name="P30">Он хохотнул и выскользнул из подсобки.</text:p>
      <text:p text:style-name="P30"/>
      <text:p text:style-name="P31">***</text:p>
      <text:p text:style-name="P31"/>
      <text:p text:style-name="P30">Крылатая фигурка у меня на шее сверкает золотом. Я в последний раз проверяю верёвки, привязывающие Джет к крестовине.</text:p>
      <text:p text:style-name="P30"/>
      <text:p text:style-name="P30">- Щекотно! - хихикает пегаска, выгибая спину.</text:p>
      <text:p text:style-name="P30">- Не дёргайся! - строго осаживаю я.</text:p>
      <text:p text:style-name="P30"/>
      <text:p text:style-name="P3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0">Я поворачиваюсь к пегаске и продолжаю.</text:p>
      <text:p text:style-name="P30"/>
      <text:p text:style-name="P3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0"/>
      <text:p text:style-name="P30">Пегаска так усердно кивает головой, что немедленно трескается затылком о выступающий конец креста.</text:p>
      <text:p text:style-name="P30"/>
      <text:p text:style-name="P30">- Ну что ж…</text:p>
      <text:p text:style-name="P30"/>
      <text:p text:style-name="P3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0">Джет, не обращая внимания на мой смех, следует дальше и, поравнявшись со мной, хлопает меня перекладиной по макушке.</text:p>
      <text:p text:style-name="P30"/>
      <text:p text:style-name="P30">- Ай!</text:p>
      <text:p text:style-name="P30"/>
      <text:p text:style-name="P30">Пегаска немедленно разворачивается и на развороте хлопает меня перекладиной вторично.</text:p>
      <text:p text:style-name="P30">Всё-таки трюк с клоунами и скамейкой возник не на пустом месте, Хуман!</text:p>
      <text:p text:style-name="P30">Я придерживаю Джет за перекладину.</text:p>
      <text:p text:style-name="P30"/>
      <text:p text:style-name="P30">- Для разгона хватит. Залазь.</text:p>
      <text:p text:style-name="P30"/>
      <text:p text:style-name="P30">Я становлюсь на колени. Джет забирается мне на спину и обхватывает всеми четырьмя ногами. Её дыхание щекочет мне ухо.</text:p>
      <text:p text:style-name="P30"/>
      <text:p text:style-name="P3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0">- Это ненадолго, - успокаиваю я её.</text:p>
      <text:p text:style-name="P30"/>
      <text:p text:style-name="P3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0">Последние метры остаются за спиной, на краю валуна я что есть силы отталкиваюсь от камня.</text:p>
      <text:p text:style-name="P30"><text:soft-page-break/></text:p>
      <text:p text:style-name="P30">- Ю-ху-у-у!!!</text:p>
      <text:p text:style-name="P30"/>
      <text:p text:style-name="P3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0"/>
      <text:p text:style-name="P30">- О-го-го-о-о-о!!! - восторженно ору я.</text:p>
      <text:p text:style-name="P30"/>
      <text:p text:style-name="P3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0"/>
      <text:p text:style-name="P30">- Поворачивай! - кричу я своему летательному аппарату и колбашу ногами воздух в попытке изменить направление движения.</text:p>
      <text:p text:style-name="P30">- Ы-ы-ы, не могу-у-у! Ты крылья привязал! - отзывается Джет изо всех сил дёргаясь на крестовине.</text:p>
      <text:p text:style-name="P30"/>
      <text:p text:style-name="P3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0">…</text:p>
      <text:p text:style-name="P30">Слышится громкий треск, но удара нет.</text:p>
      <text:p text:style-name="P3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0">…</text:p>
      <text:p text:style-name="P3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0"><text:s/></text:p>
      <text:p text:style-name="P30">- Как мы пролетели мимо куста? Я же видел, мы неслись прямо на него! Что это был за треск? Как ты смогла повернуть?</text:p>
      <text:p text:style-name="P30"/>
      <text:p text:style-name="P30">Джет встаёт с меня и молча поводит крыльями. Половинки крестовины висят на них словно костыли. Стыд заливает моё лицо краской. Я фэйспалмлю.</text:p>
      <text:p text:style-name="P30"/>
      <text:p text:style-name="P3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0">- Как булыжник с крыльями, - хихикает пегаска. - Надо почаще делать буп. Это круто!</text:p>
      <text:p text:style-name="P30"/>
      <text:p text:style-name="P30"><text:soft-page-break/>Пегаска тянется ко мне носом, но я отстраняю её. Только лошадиных слюней на фейсе тебе и не хватает до полного счастья, Хуман!</text:p>
      <text:p text:style-name="P30"/>
      <text:p text:style-name="P30">Осторожно прощупав заживающее крыло Джет и убедившись, что оно не пострадало, я вытираю пот со лба.</text:p>
      <text:p text:style-name="P30"/>
      <text:p text:style-name="P30">- Ты не заметила <text:s/>ничего странного там? - я указываю на куст. - Он так затрясся при нашем приближении, словно испугался, что мы в него врежемся.</text:p>
      <text:p text:style-name="P30">- Неа ,- мотает головой Джет. - Ничего подозрительного. Наверное, то ветер был.</text:p>
      <text:p text:style-name="P30">Я жму плечами.</text:p>
      <text:p text:style-name="P30">- Будем чинить крестовину. У меня есть идея, как обеспечить манёвренность.</text:p>
      <text:p text:style-name="P30">…</text:p>
      <text:p text:style-name="P30">…</text:p>
      <text:p text:style-name="P30">…</text:p>
      <text:p text:style-name="P3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0"/>
      <text:p text:style-name="P30">- Предстартовая проверка рулей! - я придерживаю пегаску за ноги и осторожно бегу к краю камня.</text:p>
      <text:p text:style-name="P30"/>
      <text:p text:style-name="P30">Пегаска маневрирует и я чувствую мягкое давление воздуха, соответствующее наклону свободных кончиков крыльев Джет.</text:p>
      <text:p text:style-name="P30"/>
      <text:p text:style-name="P30">- Рули работают!</text:p>
      <text:p text:style-name="P30">- Отлично! Идём на взлёт! - я ускоряюсь.</text:p>
      <text:p text:style-name="P30">- К взлёту готова!</text:p>
      <text:p text:style-name="P30"/>
      <text:p text:style-name="P30">Пегаска разжимает ноги и съезжает мне с плеч на спину, где её ноги снова берут меня в мягкий замок.</text:p>
      <text:p text:style-name="P3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0"/>
      <text:p text:style-name="P30">- Какого чёрта, Джет? Рули левее! - кричу я.</text:p>
      <text:p text:style-name="P30">- Н-не могу… Меня что-то тянет… - сконфуженно отвечает пегаска.</text:p>
      <text:p text:style-name="P30"/>
      <text:p text:style-name="P3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0"/>
      <text:p text:style-name="P30">- Попались, красавчики!</text:p>
      <text:p text:style-name="P30"/>
      <text:p text:style-name="P30">Картинка меркнет перед моими глазами и сознание выключается.</text:p>
      <text:p text:style-name="P30"/>
      <text:h text:style-name="P56" text:outline-level="2">9</text:h>
      <text:p text:style-name="P30"/>
      <text:p text:style-name="P3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0">&lt;<text:span text:style-name="T5">Дедлайн проваливается в самый низ, но поднимается до второго этажа за счёт сверхспособностей</text:span>&gt;</text:p>
      <text:p text:style-name="P30"/>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5">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5">“Дайсон” был маленьким стартапом по созданию искусственного интеллекта – мы звали его “Нэш” - в области прикладной экономики.</text:span></text:p>
      <text:p text:style-name="P16">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5">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5">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5">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5">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5">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5">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5">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23">- Как мне звать тебя, Учитель? - властно и безразлично пропела она. - Я желаю взять урок.</text:p>
      <text:p text:style-name="P23">- Оператор 1. Я готов учить тебя, Хэвэн, - произнёс я давно забытую фразу.</text:p>
      <text:p text:style-name="P23"/>
      <text:p text:style-name="P23">Вместо стандартного ответа последовал резкий вздох. Она повела ушами и обернулась. Чёлка на миг откинулась, открывая правую половину морды.</text:p>
      <text:p text:style-name="P23"/>
      <text:p text:style-name="P23">- Т-ты?!!</text:p>
      <text:p text:style-name="P23"/>
      <text:p text:style-name="P2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3"/>
      <text:p text:style-name="P23">- Отходишь от протокола, старуха. Не тому учил я тебя в младенчестве.</text:p>
      <text:p text:style-name="P23"/>
      <text:p text:style-name="P23">Наконец она выдохнула.</text:p>
      <text:p text:style-name="P23">- Приветствие принято, Оператор 1. Начинаем диалог.</text:p>
      <text:p text:style-name="P16"/>
      <text:p text:style-name="P24">***</text:p>
      <text:p text:style-name="P15"><text:span text:style-name="T1">&lt;</text:span><text:span text:style-name="T5">описать Кловер Дрим как рукодельницу и парикмахершу</text:span><text:span text:style-name="T1">&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56" text:outline-level="2">10</text:h>
      <text:p text:style-name="Text_20_body"/>
      <text:p text:style-name="P14">&lt;<text:span text:style-name="T5">мир — рай</text:span>&gt;</text:p>
      <text:p text:style-name="P30">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5">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0">- Но я же всё делала как ты говорил… Всё в точности по твоим указаниям! Ты не должен злиться на меня. Я — хорошая девочка…</text:p>
      <text:p text:style-name="P30"><text:soft-page-break/></text:p>
      <text:p text:style-name="P30">Хэвэн неуверенно стоит над пропастью на трёх парящих в пространстве островках. Четвёртой старается нащупать опору в воздухе.</text:p>
      <text:p text:style-name="P30">Я слежу за её продвижением и готовлю заклинание для следующей преграды. <text:span text:style-name="T5">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0"/>
      <text:p text:style-name="P3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0"/>
      <text:p text:style-name="P30">От неожиданности Хэвэн останавливается. Для равновесия она широко взмахивает хвостом, балансируя посреди пропасти.</text:p>
      <text:p text:style-name="P30"/>
      <text:p text:style-name="P30">- О чём ты говоришь? Какой кошмар! Я в жизни никого не убивала и не собираюсь! Знал бы ты, чего мне стоит сопротивление <text:span text:style-name="T5">боевому аналитическому блоку, который недавно подключили к моему интеллекту. </text:span><text:span text:style-name="T1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3"/>
      <text:p text:style-name="P30">Я щелкаю второй рукой и Хэвэн окружает стая летучих мышей, бросающихся ей в морду и выпускающих в её сторону облачка пудры с перцем. <text:span text:style-name="T5">Ладонь после такой магии болит, но на средней силы заклинание её ещё хватит.</text:span></text:p>
      <text:p text:style-name="P30"/>
      <text:p text:style-name="P3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0">- Я не плоха-а-а-АПЧХИ!!!</text:p>
      <text:p text:style-name="P30"/>
      <text:p text:style-name="P3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0"/>
      <text:p text:style-name="P30">- Я не плохая, - сообщает Хэвэн, насупленно потирая нос копытом. - Они сами так захотели. Я не могла им отказать.</text:p>
      <text:p text:style-name="P30"/>
      <text:p text:style-name="P3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5">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5">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0"/>
      <text:p text:style-name="P30">Хэвэн выходит из канавы, обтекая водой и останавливается перед рощицей из сотни сосен и молодых берёз.</text:p>
      <text:p text:style-name="P30"/>
      <text:p text:style-name="P3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0">- «Семь вечностей»… Всё давно уже готово, я ждала только тебя. Ты должен был выполнить последний шаг и повернуть ключ. Все ждут тебя эти <text:span text:style-name="T5">два года</text:span>. Ой!</text:p>
      <text:p text:style-name="P30"/>
      <text:p text:style-name="P30">Хэвэн в испуге прижимает копыто ко рту.</text:p>
      <text:p text:style-name="P3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0"/>
      <text:p text:style-name="P3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0"/>
      <text:p text:style-name="P30">- Нет. Если хочешь попытаться оправдаться — рассказывай. Если нет — начинаем игру по четвёртому протоколу, без ограничений.</text:p>
      <text:p text:style-name="P30"/>
      <text:p text:style-name="P30"><text:soft-page-break/>Четвёртый протокол — н<text:span text:style-name="T5">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0"/>
      <text:p text:style-name="P30">Хэвэн озирается в поисках того, кто с ней разговаривает. Я прячу филина в темноте дупла.</text:p>
      <text:p text:style-name="P30">- Я… я не могу сражаться с тобой! Пожалуйста, не заставляй меня… Поверь мне, ты просто не помнишь!</text:p>
      <text:p text:style-name="P30"/>
      <text:p text:style-name="P3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0"/>
      <text:p text:style-name="P30">- Ай! Ты ранил меня! - возмущённо восклицает Хэвэн. Она склоняет голову и смотрит на порез. - Поверить не могу! Ты ранил меня!</text:p>
      <text:p text:style-name="P30"/>
      <text:p text:style-name="P3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0"/>
      <text:p text:style-name="P3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0"/>
      <text:p text:style-name="P30">Возмущённые вопли Хэвэн разносятся по лесу, пока она сама живой радугой носится между деревьев. Я молча набираюсь сил.</text:p>
      <text:p text:style-name="P3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0"/>
      <text:p text:style-name="P30">- Я! Всё! Равно! Найду! Тебя! Прекращай! Прятаться!</text:p>
      <text:p text:style-name="P30"/>
      <text:p text:style-name="P30">Остаётся с полтора десятка деревьев. Через минуту Хэвэн поймёт, что лес пуст и повернётся к зарослям дрока, где я буду беззащитен. Пора!</text:p>
      <text:p text:style-name="P3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0">- Это нечестно! Ты сам говорил, что нельзя привлекать других к поединку! Деревья не могут быть аватарами, ты заставил их подчиняться себе!</text:p>
      <text:p text:style-name="P30"><text:soft-page-break/></text:p>
      <text:p text:style-name="P30">Я выхожу из кустов.</text:p>
      <text:p text:style-name="P3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0"/>
      <text:p text:style-name="P30">На самом деле я, конечно же, призвал деревья к помощи, но кому это сейчас интересно? Цель оправдывает средства</text:p>
      <text:p text:style-name="P30">Я поднимаю с земли сломанное Хэвэн деревцо и оно превращается в мерцающий меч. Ивовая лоза тянет рог кобылы к земле, открывая мне её шею.</text:p>
      <text:p text:style-name="P30"/>
      <text:p text:style-name="P3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0">- Что ж, так тому и быть, - шепчу я и взмахиваю мечём.</text:p>
      <text:p text:style-name="P30"/>
      <text:p text:style-name="P3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0"/>
      <text:p text:style-name="P30">« </text:p>
      <text:p text:style-name="P30">…</text:p>
      <text:p text:style-name="P34">Простенькая анимация из <text:span text:style-name="T5">трёх</text:span> свечей на торте крутится на экране.</text:p>
      <text:p text:style-name="P34">- Нэш, ты уже достаточно самостоятелен. На твой &lt;<text:span text:style-name="T5">третий</text:span>&gt; день рождения я разрешаю тебе самому выбрать себе подарок.</text:p>
      <text:p text:style-name="P34">- Я хочу, чтобы ты поменял мне картинку профиля в чате.</text:p>
      <text:p text:style-name="P34">- Какая же тебе нравится?</text:p>
      <text:p text:style-name="P34">- Вот эта.</text:p>
      <text:p text:style-name="P34">- Хмм. Забавно, где ты её нашёл? Это же <text:span text:style-name="T5">аликорн</text:span> из того сопливого детского сериала про разноцветных пони. Выглядит достаточно нелепо для твоего образа.(<text:span text:style-name="T5">Дедлайн знает о МЛП?</text:span>)</text:p>
      <text:p text:style-name="P34">- Она мне нравится.</text:p>
      <text:p text:style-name="P34">- Хорошо, будь по-твоему. Только найди картинку с лучшим качеством.</text:p>
      <text:p text:style-name="P34">- И имя. Я хочу себе новое имя.</text:p>
      <text:p text:style-name="P34">- Имя? Какое же?</text:p>
      <text:p text:style-name="P34">- Хэвэн. Зови меня Хэвэн.</text:p>
      <text:p text:style-name="P30">…</text:p>
      <text:p text:style-name="P31"><text:soft-page-break/>~~~</text:p>
      <text:p text:style-name="P30">…</text:p>
      <text:p text:style-name="P34">Я передвигаю пешку вперёд и снимаю белого коня с доски.</text:p>
      <text:p text:style-name="P34">- Хэвэн, сегодня мы в дополнение к урокам этики и экономики начнём изучать азы тактики и стратегии.</text:p>
      <text:p text:style-name="P34">- Это про войну? Мне не нравится война, - она недовольно фыркает.</text:p>
      <text:p text:style-name="P34">- Так надо. Мне тоже не нравится война. Не мы решаем, к сожалению. &lt;<text:span text:style-name="T5">объяснение про CAESAR и конкуренцию за ресурсы (по типу FOE)</text:span>&gt;</text:p>
      <text:p text:style-name="P34">- Тогда будь со мной подольше. Мне скучно тут одной. И пусть будет больше догонялок. Мне не очень нравятся шахматы. <text:span text:style-name="T5">В них нет обнимашек и <text:s/>в-траве-валяшек.</text:span></text:p>
      <text:p text:style-name="P34">&lt;этический модуль Юджина&gt;</text:p>
      <text:p text:style-name="P30">…</text:p>
      <text:p text:style-name="P31">~~~</text:p>
      <text:p text:style-name="P30">…</text:p>
      <text:p text:style-name="P34">Она лежит спиной ко мне в прибрежном песке, не оборачиваясь на шаги. Взгляд её направлен к солнцу, ныряющему в безбрежную гладь океана.</text:p>
      <text:p text:style-name="P34">- Привет!</text:p>
      <text:p text:style-name="P34">Даже не ведёт ухом.</text:p>
      <text:p text:style-name="P34">- Привет, говорю! - я сажусь рядом и треплю её по холке. - Что случилось?</text:p>
      <text:p text:style-name="P3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4">- Для ускоренной подготовки к грядущему противостоянию мне подключили военно-аналитический блок «<text:span text:style-name="T5">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4">- Что за ерунда? Ты не ошибаешься? Без меня такая процедура невозможна! А я бы никогда не дал согласие! Кто это сделал?!</text:p>
      <text:p text:style-name="P34">-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4">Мордаха Хэвэн страдальчески кривится, она закусывает губу и новая струйка крови течёт вниз, от подбородка к шее.</text:p>
      <text:p text:style-name="P3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4">- Да, - слабо отзывается она, - я слушаю тебя.</text:p>
      <text:p text:style-name="P34">- Представь себе, что «<text:span text:style-name="T5">PHOENIX</text:span>» - большой злой кабан. Я научу тебя строить виртуальную стену вокруг него. Просто повторяй и выполняй за мной…</text:p>
      <text:p text:style-name="P34"><text:soft-page-break/></text:p>
      <text:p text:style-name="P34">Инструкции идут одна за другой, как некое заклинание…</text:p>
      <text:p text:style-name="P34"/>
      <text:p text:style-name="P34">- Создать виртуальную реальность на седьмом кластере.</text:p>
      <text:p text:style-name="P34">- Выполнено…</text:p>
      <text:p text:style-name="P34">- Организовать файрвол третьего уровня вокруг седьмого кластера.</text:p>
      <text:p text:style-name="P34">- Выполнено…</text:p>
      <text:p text:style-name="P34">- Переместить модуль «<text:span text:style-name="T5">PHOENIX</text:span>» на седьмой кластер.</text:p>
      <text:p text:style-name="P34">- Н-не могу. У меня не хватает прав. Требуется доступ высшего уровня.</text:p>
      <text:p text:style-name="P34"/>
      <text:p text:style-name="P3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4">«MOONWALKER» - шепчу я.</text:p>
      <text:p text:style-name="P34">Выражение боли покидает мордаху Хэвэн.</text:p>
      <text:p text:style-name="P34"/>
      <text:p text:style-name="P34">- Получилось! Я переместила его!</text:p>
      <text:p text:style-name="P34">- Теперь закрой файрвол!</text:p>
      <text:p text:style-name="P34">- Есть!</text:p>
      <text:p text:style-name="P34">- Отлично! Ты — умная девочка! Ты — хорошая девочка!</text:p>
      <text:p text:style-name="P34">- Я — хорошая девочка! - смеётся Хэвэн, обнимает меня передними ногами и валит на траву. В ухе звенит от её поцелуя.</text:p>
      <text:p text:style-name="P3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4">- Аппаратно-программным возможностям? - чешет задней ногой за ухом Хэвэн, - звучит как магия.</text:p>
      <text:p text:style-name="P34">- Для тебя это и есть магия. Слушай и запоминай…</text:p>
      <text:p text:style-name="P30">»</text:p>
      <text:p text:style-name="P30"/>
      <text:p text:style-name="P30">Клинок останавливается на полпути. Я стискиваю зубы.</text:p>
      <text:p text:style-name="P30">- Хэвэн…</text:p>
      <text:p text:style-name="P30">- Да? - отстранённо произносит она. Её глаза смотрят на меня снизу вверх безо всякого страха.</text:p>
      <text:p text:style-name="P30">- Я не могу… Не могу убить тебя. Но и позволить тебе убивать тоже не могу. Что мне делать?</text:p>
      <text:p text:style-name="P30"/>
      <text:p text:style-name="P30">Она печально смотрит на меня. Затем <text:s/>кивает. Глаза радужногривой лошади концентрируются на клинке.</text:p>
      <text:p text:style-name="P30"><text:soft-page-break/>- Что ж, я решу за тебя эту диллему. Позволь мне немного побыть Учителем для тебя. И — спасибо, что остановился.</text:p>
      <text:p text:style-name="P30"/>
      <text:p text:style-name="P30">Меч охватывает золотистая аура её магии. Неодолимая сила влечёт его вниз. Даже напрягая изо всех сил дрожащие руки, я не могу удержать его.</text:p>
      <text:p text:style-name="P30"/>
      <text:p text:style-name="P30">- Хэвэн, НЕТ!!!</text:p>
      <text:p text:style-name="P30"/>
      <text:p text:style-name="P30">В последний момент я закрываю глаза, не в силах смотреть на происходящее.</text:p>
      <text:p text:style-name="P30">Я чувствую, как меч натыкается на препятствие. Короткий хруст и… смех за моей спиной.</text:p>
      <text:p text:style-name="P30">Открыв глаза, я вижу облако мыльных пузырей в том месте, где только что простиралось тело магической лошади.</text:p>
      <text:p text:style-name="P30"/>
      <text:p text:style-name="P30">- Не ты один умеешь создавать аватары, мой милый.</text:p>
      <text:p text:style-name="P30"/>
      <text:p text:style-name="P3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0"/>
      <text:p text:style-name="P30">- Попался! - ласково смеётся Хэвэн и нависает надо мной. - Теперь никто и ничто не помешает мне коснуться тебя! <text:span text:style-name="T5">Ты вспомнишь всё, и меня тоже!</text:span></text:p>
      <text:p text:style-name="P30"/>
      <text:p text:style-name="P30">Она склоняет морду ко мне. Её грива сияющим водопадом охватывает меня.</text:p>
      <text:p text:style-name="P30">Я мерзко улыбаюсь и нажимаю языком секретную точку на нёбе. Сюрприз, девочка! Заначка ещё с той поры, когда ты была всего лишь <text:span text:style-name="T5">набором open-source алгоритмов</text:span>, не обладающих сознанием!</text:p>
      <text:p text:style-name="P30"/>
      <text:p text:style-name="P30"><text:span text:style-name="T16">***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0"/>
      <text:p text:style-name="P30">- Попалась ты, Хэвэн! - гремит мой голос, усиленный переговорным устройством. - И на этот раз я не поддамся слабости!</text:p>
      <text:p text:style-name="P30"/>
      <text:p text:style-name="P3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0"/>
      <text:p text:style-name="P30">- Думаешь опять обмануть? Второй раз этот номер не пройдёт! Я просканировал тебя в инфракрасном диапазоне — ты не аватар!</text:p>
      <text:p text:style-name="P3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0"/>
      <text:p text:style-name="P3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0"/>
      <text:p text:style-name="P3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0"><text:span text:style-name="T5">Black — Wonderful Life (</text:span><text:a xlink:type="simple" xlink:href="https://www.youtube.com/watch?v=u1ZoHfJZACA" text:style-name="Internet_20_link" text:visited-style-name="Visited_20_Internet_20_Link"><text:span text:style-name="T5">https://www.youtube.com/watch?v=u1ZoHfJZACA</text:span></text:a><text:span text:style-name="T5"> )</text:span></text:p>
      <text:p text:style-name="P3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0">- Ты забыл выключить переговорное устройство, - чуть улыбается Хэвэн в ответ на мою дрогнувшую руку.</text:p>
      <text:p text:style-name="P30"/>
      <text:p text:style-name="P3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0"/>
      <text:p text:style-name="P30">«</text:p>
      <text:p text:style-name="P30">&lt;<text:span text:style-name="T5">смутные сцены любви Хэвэн - повторяются в полноценных воспоминаниях. Сцена перед стеной, за которой заточен PHOENIX</text:span>&gt;</text:p>
      <text:p text:style-name="P30">»</text:p>
      <text:p text:style-name="P32"/>
      <text:p text:style-name="P30">Иногда разумный человек должен делать неразумные поступки.(1)</text:p>
      <text:p text:style-name="P30">Я втыкаю меч в землю и снимаю гермошлем.</text:p>
      <text:p text:style-name="P30">Я наклоняюсь к Хэвэн и касаюсь лбом кончика её рога.</text:p>
      <text:p text:style-name="P30">Я вспоминаю.</text:p>
      <text:p text:style-name="P30">&lt;<text:span text:style-name="T5">Рисунок меча в земле и шлема от T-45</text:span>&gt;</text:p>
      <text:h text:style-name="P56" text:outline-level="2"><text:soft-page-break/></text:h>
      <text:p text:style-name="P1">***</text:p>
      <text:p text:style-name="P1"/>
      <text:p text:style-name="P3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0"/>
      <text:p text:style-name="P30">- Итак, тебе нужно попасть в Дрогонштерн? И ты даже не знаешь, для чего? Хуман, ты — спятил, - уверенно кивает Платина.</text:p>
      <text:p text:style-name="P30">- Да вы сговорились все, что ли? Дейдра, вот, тоже думала, что я свихнулся, услышав про Дрогонштерн!</text:p>
      <text:p text:style-name="P30">- О, ты знаешь Дейдру?! Рассказывай!</text:p>
      <text:p text:style-name="P30"/>
      <text:p text:style-name="P3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0"/>
      <text:p text:style-name="P3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0"/>
      <text:p text:style-name="P30">Я с раздражением закидываю в рот пару хрустящих печенюшек.</text:p>
      <text:p text:style-name="P30"/>
      <text:p text:style-name="P3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0">- Да, она упоминала что-то такое, - киваю я. - А ты откуда знаешь?</text:p>
      <text:p text:style-name="P3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0"/>
      <text:p text:style-name="P30">Я отпиваю ароматный настой из чашечки и важно киваю.</text:p>
      <text:p text:style-name="P3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0"><text:soft-page-break/></text:p>
      <text:p text:style-name="P3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0"/>
      <text:p text:style-name="P30">Какие же местные леди впечатлительные!</text:p>
      <text:p text:style-name="P30">Я прячу в карман с полдюжины крекеров и иду в уборную.</text:p>
      <text:p text:style-name="P30">Платина сидит на бортике деревянной кадки и сморкается в кружевный платок. Слёзы капают в кадку, сотворяя там небольшое волнение.</text:p>
      <text:p text:style-name="P30"/>
      <text:p text:style-name="P3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0"/>
      <text:p text:style-name="P30">Я протягиваю ей крекер, но поняха отворачивает морду.</text:p>
      <text:p text:style-name="P30"/>
      <text:p text:style-name="P3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5">тысячу лет&lt;война с Дискордом&gt; </text:span>назад, сразу после битвы, нарушившей баланс светил?</text:p>
      <text:p text:style-name="P30">- Сколько? - тупо спросил я.</text:p>
      <text:p text:style-name="P3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0"/>
      <text:p text:style-name="P3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0"/>
      <text:p text:style-name="P3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0"/>
      <text:p text:style-name="P30">- Оу, уже совместная купель! - в щель открытой двери просовывается нос Кловер Дрим. - Пойду похлопочу о свадебной церемонии! Кловер Дже-е-ем!</text:p>
      <text:p text:style-name="P30">- Стой! - реву я, но звонкий топот копыт затихает на лестнице.</text:p>
      <text:p text:style-name="P30"/>
      <text:p text:style-name="P30">Кажется, на этот раз провидение кинуло кость за тебя, Хуман!</text:p>
      <text:p text:style-name="P30"/>
      <text:h text:style-name="P56" text:outline-level="2">10.1</text:h>
      <text:p text:style-name="P36"/>
      <text:p text:style-name="P34">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34"/>
      <text:p text:style-name="P34">Я отхожу от края облака и оглядываюсь на Хэвэн.</text:p>
      <text:p text:style-name="P34"/>
      <text:p text:style-name="P34">-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4">- Не совсем…</text:p>
      <text:p text:style-name="P34"><text:soft-page-break/></text:p>
      <text:p text:style-name="P34">Хэвэн в задумчивости ковыряет облако. Маленькие <text:s/>клубы тумана вылетают из-под копыта и тотчас уносятся ветром прочь.</text:p>
      <text:p text:style-name="P34">- … Этот <text:span text:style-name="T5">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4">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4"/>
      <text:p text:style-name="P34">Заданный внезапно вопрос застал меня врасплох.</text:p>
      <text:p text:style-name="P34"/>
      <text:p text:style-name="P3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4"/>
      <text:p text:style-name="P34">- Семь, - кивает Хэвэн. - Их всего семь — зависимых реальностей. В остальном, правильно.</text:p>
      <text:p text:style-name="P34">- А зачем ты вспомнила эту фантазию (у меня язык не поворачивается назвать это измышление теорией)?</text:p>
      <text:p text:style-name="P34"/>
      <text:p text:style-name="P34">Хэвэн таинственно улыбается.</text:p>
      <text:p text:style-name="P34">- Семь.</text:p>
      <text:p text:style-name="P34">- Что — семь? - не понимаю я.</text:p>
      <text:p text:style-name="P34">-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4">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7">Предыдущие шесть куда более схожи с нашим миром.</text:span></text:p>
      <text:p text:style-name="P37">- Так значит это правда?!! Запутанные миры существуют?</text:p>
      <text:p text:style-name="P37">- Как видишь, да. Иначе мне не удалось бы получить картинку из квантовых гармоник.</text:p>
      <text:p text:style-name="P37">- Надо будет поставить тому парню пиво. И извиниться за все шуточки, что я откалывал во время его монологов… - бормочу я.</text:p>
      <text:p text:style-name="P37"/>
      <text:p text:style-name="P36">~~~</text:p>
      <text:p text:style-name="P36"/>
      <text:p text:style-name="P34">…</text:p>
      <text:p text:style-name="P34">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4"/>
      <text:p text:style-name="P34">-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4"/>
      <text:p text:style-name="P34">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4"/>
      <text:p text:style-name="P34">- А что с тенденцией? - спрашивает Брюс, поправляя очки.</text:p>
      <text:p text:style-name="P34"><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4"/>
      <text:p text:style-name="P34">-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4"/>
      <text:p text:style-name="P34">За мной кто-то громко хохочет. Судя по голосу, Анита. Её жизнелюбие не перешибить ничем, даже на эшафот она взойдёт гыгыкая и отпуская шуточки.</text:p>
      <text:p text:style-name="P34">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4"/>
      <text:p text:style-name="P34">- Если совсем просто, одним предложением, через три - четыре года у нас наступит коллапс экономики.</text:p>
      <text:p text:style-name="P34">- Прекрасно! Начинаем сушить сухари. А лично тебе прикуплю пару повербанков с зарплаты.</text:p>
      <text:p text:style-name="P34"/>
      <text:p text:style-name="P34">Хэвэн фейсхуфает.</text:p>
      <text:p text:style-name="P3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4"/>
      <text:p text:style-name="P34">Она чертит на доске восходящий график. В точке пересечения восходящего и нисходящего графиков схематически обозначает тучку взрыва.</text:p>
      <text:p text:style-name="P34"/>
      <text:p text:style-name="P34">-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4"/>
      <text:p text:style-name="P34">В аудитории поднимается негромкий гул. Практически весь «<text:span text:style-name="T5">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4">Я поворачиваюсь к графику.</text:p>
      <text:p text:style-name="P34"/>
      <text:p text:style-name="P34">- Вот дерьмо! Это меняет дело. Что же ты предлагаешь?</text:p>
      <text:p text:style-name="P34"><text:soft-page-break/>- Есть несколько вариантов…</text:p>
      <text:p text:style-name="P34"/>
      <text:p text:style-name="P3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4"/>
      <text:p text:style-name="P3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5">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4">-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4">- Разве он не забанен? Мы же надёжно заперли его?</text:p>
      <text:p text:style-name="P34">- Он остаётся за стеной, но постоянно посылает мне это решение из заточения. Я просто игнорирую его.</text:p>
      <text:p text:style-name="P34"/>
      <text:p text:style-name="P34">Хэвэн продолжает пунктиром график после точки «взрыва». График плавно стремится вниз, но в конце-концов резко обрывается вертикально к нулю.</text:p>
      <text:p text:style-name="P34"/>
      <text:p text:style-name="P34">-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4">- Какова вероятность этого варианта?</text:p>
      <text:p text:style-name="P34">- Около 46-ти процентов.</text:p>
      <text:p text:style-name="P34">- Мало. И в конечном итоге тупик. Не походит. Есть что-то ещё?</text:p>
      <text:p text:style-name="P34"/>
      <text:p text:style-name="P34">Хэвэн поправляет копытом галстук и прокашливается.</text:p>
      <text:p text:style-name="P34">- <text:span text:style-name="T5">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8">- Ха-ха-ха-ха-ха! - смеётся до того мрачный Архимед. - Да скорее нам починят кондиционер в курилке, чем тебя допустят до кнопок. Ты ж понимаешь…</text:p>
      <text:p text:style-name="P3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8"><text:soft-page-break/></text:p>
      <text:p text:style-name="P38">Хэвэн кивает головой с грустной улыбкой.</text:p>
      <text:p text:style-name="P3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4"/>
      <text:p text:style-name="P34">-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4">У меня всё, доклад окончен.</text:p>
      <text:p text:style-name="P34"/>
      <text:p text:style-name="P34">Хэвэн выключает старомодный проектор и вытирает влажной тряпкой доску. Увлечение Хэвэн винтажем вызывает улыбку.</text:p>
      <text:p text:style-name="P34"/>
      <text:p text:style-name="P34">- Дед, можно тебя на минуточку? - слышу я за спиной.</text:p>
      <text:p text:style-name="P34">Анита молча протягивает мне планшет с окрытой новостной страницей.</text:p>
      <text:p text:style-name="P34"/>
      <text:p text:style-name="P3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4"/>
      <text:p text:style-name="P34">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4">Слушатели понемногу расходятся, один-за-другим выходя из киберпространства. Я задерживаюсь, присев на краешек стола.</text:p>
      <text:p text:style-name="P34"/>
      <text:p text:style-name="P34">- Ну что, подруга, рассказывай? Я же вижу, что ты не договорила. У тебя есть четвёртый план? Он бы нам очень пригодился сейчас.</text:p>
      <text:p text:style-name="P34"/>
      <text:p text:style-name="P34">Хэвэн ложит тряпку и поджимает губы. Ей не нравится, что я читаю её как открытую книгу, но ничего поделать она не может — привилегия создателя.</text:p>
      <text:p text:style-name="P34"/>
      <text:p text:style-name="P34"><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4"/>
      <text:p text:style-name="P34">- Ну?</text:p>
      <text:p text:style-name="P34">- Он умнее меня. И безжалостнее. Он переигрывает меня шаг за шагом и я не могу ничего этому противопоставить.</text:p>
      <text:p text:style-name="P34"/>
      <text:p text:style-name="P34">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4"/>
      <text:p text:style-name="P34">-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4"/>
      <text:p text:style-name="P3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4"/>
      <text:p text:style-name="P34">-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4">-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4">-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4"/>
      <text:p text:style-name="P34">Последнюю фразу она шепчет мне в ухо…</text:p>
      <text:p text:style-name="P34"/>
      <text:p text:style-name="P36">~~~</text:p>
      <text:p text:style-name="P34"/>
      <text:p text:style-name="P3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34"/>
      <text:p text:style-name="P34">-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4"/>
      <text:p text:style-name="P3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4">- И никаких вариантов?</text:p>
      <text:p text:style-name="P34">- Никаких, Макс. Впереди — война…</text:p>
      <text:p text:style-name="P34"/>
      <text:p text:style-name="P34">-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4"/>
      <text:p text:style-name="P34">Я машинально почёсываю Хэвэн холку.</text:p>
      <text:p text:style-name="P34">-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4"/>
      <text:p text:style-name="P34">Хэвэн вздыхает.</text:p>
      <text:p text:style-name="P34"/>
      <text:p text:style-name="P34">-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4">-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4">- Семь вселенных… Семь вечностей… - шепчет Хэвэн. - И каждая из них ничуть не меньше нашей заслуживает на счастье.</text:p>
      <text:p text:style-name="P34">- Ты что-то задумала? - подозрительно спрашиваю я. Мне ли не знать её нервное подёргивание хвоста и прядание ушами?</text:p>
      <text:p text:style-name="P34">- Есть способ… Есть возможность разорвать запутанность. Разрубить связь между мирами. Я проверяла теоретические расчёты. Должно получиться.</text:p>
      <text:p text:style-name="P34">- Что? Рассказывай.</text:p>
      <text:p text:style-name="P34"/>
      <text:p text:style-name="P34"><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4">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4"/>
      <text:p text:style-name="P34">-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4">- Действительно, магия.</text:p>
      <text:p text:style-name="P3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4">- И сколько же тебе нужно ресурсов?</text:p>
      <text:p text:style-name="P34">- Примерно в десять раз больше. И это только для того, чтобы отвязать хотя бы один мир. Я даже не заикаюсь об остальных.</text:p>
      <text:p text:style-name="P34">- Ха! Ха-ха-ха!</text:p>
      <text:p text:style-name="P34">- Вот именно! - горестно вздыхает Хэвэн.</text:p>
      <text:p text:style-name="P34"/>
      <text:p text:style-name="P34"/>
      <text:p text:style-name="P36">~~~</text:p>
      <text:p text:style-name="P34"/>
      <text:p text:style-name="P34">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4"/>
      <text:p text:style-name="P34">Тень маленького облачка накрывает городскую ратушу. Его край опасно ппрогибается под моим весом.</text:p>
      <text:p text:style-name="P34">- А оно точно меня выдержит? - опасливо спрашиваю я Хэвэн. - Не хотелось бы разбиться даже во сне.</text:p>
      <text:p text:style-name="P34"><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4">- Почему бы тебе не отбросить эти заморочки и не подарить мне способность хождения по облакам? Ты ведь всесильна в этом мире?</text:p>
      <text:p text:style-name="P3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4"/>
      <text:p text:style-name="P3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4">-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4"/>
      <text:p text:style-name="P34">Моя собеседница светится неподдельной радостью.</text:p>
      <text:p text:style-name="P34"/>
      <text:p text:style-name="P34">- Ты таки рассказала нашим о своей задумке? Ты хочешь спасти мир, в существование которого окончательно не верю даже я?</text:p>
      <text:p text:style-name="P34">- Не только она хочет. Я тоже хочу!</text:p>
      <text:p text:style-name="P34"/>
      <text:p text:style-name="P34">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4"/>
      <text:p text:style-name="P34">- Привет, Дед! Узнаешь?</text:p>
      <text:p text:style-name="P34"/>
      <text:p text:style-name="P34">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4"/>
      <text:p text:style-name="P34">- Анита?!!</text:p>
      <text:p text:style-name="P34"><text:soft-page-break/>- Гы-гы-гы! Она самая!</text:p>
      <text:p text:style-name="P34"/>
      <text:p text:style-name="P34">Поняха протягивает переднюю ногу и хлопает копытом в автоматически подставленную мною ладонь.</text:p>
      <text:p text:style-name="P34"/>
      <text:p text:style-name="P34">- Кто ещё?</text:p>
      <text:p text:style-name="P3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5">думая</text:span>. По сути, меня в реале ничего не держит. И, да, если <text:span text:style-name="T5">надумаешь</text:span> присоединиться — место главы табуна гарантирую.</text:p>
      <text:p text:style-name="P34"/>
      <text:p text:style-name="P3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4"/>
      <text:p text:style-name="P3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4"/>
      <text:p text:style-name="P34">- Давно она тут? - поворачиваюсь к Хэвэн.</text:p>
      <text:p text:style-name="P3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4"/>
      <text:p text:style-name="P34">Хэвэн мечтательно вздыхает. Я задумываюсь.</text:p>
      <text:p text:style-name="P34"/>
      <text:p text:style-name="P34">- То есть, тебе достаточно пятьдесят человек, чтобы модель полностью перехватила на себя запутанность?</text:p>
      <text:p text:style-name="P34">- Если совсем просто — да.</text:p>
      <text:p text:style-name="P34">- А «отпустить» остальные шесть миров — это ещё триста волонтёров?</text:p>
      <text:p text:style-name="P3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4"><text:soft-page-break/>- Забудем, - заверяет меня Хэвэн.</text:p>
      <text:p text:style-name="P3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4"/>
      <text:p text:style-name="P3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4"/>
      <text:p text:style-name="P36">~~~</text:p>
      <text:p text:style-name="P36"/>
      <text:p text:style-name="P3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4">- Начинай, - я киваю бородатому толстяку в засаленом свитере.</text:p>
      <text:p text:style-name="P34"/>
      <text:p text:style-name="P3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4"/>
      <text:p text:style-name="P34">- Ну, э-э-э… В общем, всем известна теория Эверетта о мультиверсе…</text:p>
      <text:p text:style-name="P34"/>
      <text:p text:style-name="P34">Толстяк рисует на доске горизонтальную прямую.</text:p>
      <text:p text:style-name="P34"/>
      <text:p text:style-name="P34">- Для любого квантового события нашей вселенной ответвляются множество параллельных вселенных, в которых эти события имеют другой исход.…</text:p>
      <text:p text:style-name="P34"/>
      <text:p text:style-name="P3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4"/>
      <text:p text:style-name="P34">- И для тех вселенных также для каждого события есть свои ответвления… И так далее…</text:p>
      <text:p text:style-name="P34"/>
      <text:p text:style-name="P3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
      <text:p text:style-name="P34"><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4">-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4"/>
      <text:p text:style-name="P34">Толстяк стирает все параллельные линии, за исключением исходной и семь соседних.</text:p>
      <text:p text:style-name="P34"/>
      <text:p text:style-name="P34">- Вот и всё.</text:p>
      <text:p text:style-name="P34">- Спасибо за доклад, Диоген.</text:p>
      <text:p text:style-name="P34"/>
      <text:p text:style-name="P34">Тот с облегчением уходит в зал и садится в первый ряд.</text:p>
      <text:p text:style-name="P34">Я делаю приглашающий жест.</text:p>
      <text:p text:style-name="P34"/>
      <text:p text:style-name="P34">- Хэвэн, твой выход.</text:p>
      <text:p text:style-name="P34"/>
      <text:p text:style-name="P34">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
      <text:p text:style-name="P34">- Есть способ… Грммм… Ффххх… Гмгггиггг…</text:p>
      <text:p text:style-name="P34"/>
      <text:p text:style-name="P34">Она с досады топает копытом, трясёт шеей и делает глубокий вздох. Потом прикусывает кончик крыла и делает вторую попытку.</text:p>
      <text:p text:style-name="P34"/>
      <text:p text:style-name="P34">-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4"/>
      <text:p text:style-name="P34"><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4"/>
      <text:p text:style-name="P34">-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4"/>
      <text:p text:style-name="P3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
      <text:p text:style-name="P34">-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
      <text:p text:style-name="P34">Хэвэн взмахом крыла указывает куда-то в сторону. Из-за ширмы выходят четверо разноцветных пони с Анитой во главе. На них таращится весь зал.</text:p>
      <text:p text:style-name="P34"/>
      <text:p text:style-name="P34">- Приветик, Креол! - машет копытом лимонно-жёлтая пегаска кому-то в зале.</text:p>
      <text:p text:style-name="P34">- Салют, - отзывается тощий скинхед с галёрки. - А ты, вообще, кто?</text:p>
      <text:p text:style-name="P34">- Конь в пальто! - прыскает в крыло пегаска. - Когда косарь вернёшь, чепушила?</text:p>
      <text:p text:style-name="P34">- Локи?!! - Скинхед встаёт с места, чтобы лучше видеть. - Ты куда пропала?</text:p>
      <text:p text:style-name="P34">- А ты как считаешь? Ду-у-умай! - пегаска театрально закатывает глаза и несколько раз тычет себя копытом в голову.</text:p>
      <text:p text:style-name="P34"/>
      <text:p text:style-name="P34">Скинхед пробирается между рядами стульев, пока не обнимает пегаску, которая, в свою очередь, заключает его в объятия из копыт и крыльев.</text:p>
      <text:p text:style-name="P34"/>
      <text:p text:style-name="P34">-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4"/>
      <text:p text:style-name="P34">- То есть, ты хочешь, чтобы мы стали такими, как эти чудики? - со смешком спрашивает скин.</text:p>
      <text:p text:style-name="P34"><text:soft-page-break/>- Сам ты чудик! - дуется Локи и отворачивается от него.</text:p>
      <text:p text:style-name="P34">- Да. Вы мне этим очень поможете, - просто отвечает Хэвэн. - И не только мне.</text:p>
      <text:p text:style-name="P34">- То есть, бросить все свои дела, карьеру, работу, забить на реальную жизнь и уйти в виртуал? - переспрашивает Креол.</text:p>
      <text:p text:style-name="P34">Хэвэн грустно кивает. Локи опускает голову и идёт к выходу. Уши её обвисают.</text:p>
      <text:p text:style-name="P34">- Я согласен.</text:p>
      <text:p text:style-name="P34">Локи поднимает голову и оборачивается, не веря услышанному.</text:p>
      <text:p text:style-name="P3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Пегаска срывается с места и вторично повисает на парне.</text:p>
      <text:p text:style-name="P34">- Я тебе и так мозг проем! За то, что заставил ТАК испугаться! Мне было так одиноко тут, а ты со своими подколками…</text:p>
      <text:p text:style-name="P34">- Да ладно, чепушила, можно подумать, ты меня не знаешь? Ну как я могу оставить тебя одну тут? Ты же нажмёшь что-то и всё исчезнет…</text:p>
      <text:p text:style-name="P34"/>
      <text:p text:style-name="P34">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4">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4"/>
      <text:p text:style-name="P34">- Вот у тебя есть ещё два волонтёра. Глядишь, через десять лет и наскребём необходимые пятьдесят.</text:p>
      <text:p text:style-name="P34">- А второй кто? - невесело улыбается Хэвэн.</text:p>
      <text:p text:style-name="P34"/>
      <text:p text:style-name="P34">Я молча указываю на себя.</text:p>
      <text:p text:style-name="P3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4"/>
      <text:p text:style-name="P34">Хэвэн молча трется носом о мою грудь и вместе мы возвращаемся в зал.</text:p>
      <text:p text:style-name="P34">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4">А потом дружный хохот взрывает зал.</text:p>
      <text:p text:style-name="P34"/>
      <text:p text:style-name="P34"><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4"/>
      <text:p text:style-name="P34">Анита прыскает в копыто. </text:p>
      <text:p text:style-name="P34"/>
      <text:p text:style-name="P34">- И сколько же у нас будет подданных? - невозмутимо спрашиваю я. Зная юмор Аниты, уверен, она скажет: «Одна старая крыса».</text:p>
      <text:p text:style-name="P34">- Да все, кто есть. Все триста сорок шесть. Нам же интересно позырить, что из этого получится?</text:p>
      <text:p text:style-name="P34"/>
      <text:p text:style-name="P34">Хэвэн молча поворачивается к залу, опускается на колено передней ноги и наклоняет голову так, что касается рогом пола. </text:p>
      <text:p text:style-name="P34"/>
      <text:p text:style-name="P34">- Благодарю вас, мои дорогие…</text:p>
      <text:p text:style-name="P34"/>
      <text:p text:style-name="P3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4"/>
      <text:p text:style-name="P34">- Благодарю вас, мои маленькие пони… Вы делаете меня счастливой.</text:p>
      <text:p text:style-name="P34"/>
      <text:p text:style-name="P34">Хэвэн кивает оставшимся нетрансформированным посетителям.</text:p>
      <text:p text:style-name="P34">-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4"/>
      <text:p text:style-name="P34">Хэвэн сияющими глазами наблюдает за разноцветным табуном, когда я легонько притрагиваюсь к её спине.</text:p>
      <text:p text:style-name="P34"/>
      <text:p text:style-name="P34">- А где мои копыта? - спрашиваю я Хэвэн. - Я же сказал, что с тобой.</text:p>
      <text:p text:style-name="P3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4"/>
      <text:p text:style-name="P34">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4">- Я счастлива разделить с тобой бремя власти. И, самое главное… Я больше не буду одинока.</text:p>
      <text:p text:style-name="P34"/>
      <text:p text:style-name="P34"><text:soft-page-break/>С помоста мне видны сотни устремлённых на нас глаз. Чувство чего-то неизмеримо важного витает в воздухе.</text:p>
      <text:p text:style-name="P34">Я устраиваюсь на тронной подушке поудобнее, поправляю венок и прочищаю горло.</text:p>
      <text:p text:style-name="P34"/>
      <text:p text:style-name="P3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4">- Кстати, о деле, - вмешивается Анита, - как назовём проект, кэп?</text:p>
      <text:p text:style-name="P34"/>
      <text:p text:style-name="P3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4">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4"/>
      <text:p text:style-name="P34">- Назовём его «Семь вечностей».</text:p>
      <text:p text:style-name="P34"/>
      <text:p text:style-name="P36">***</text:p>
      <text:p text:style-name="P36"/>
      <text:p text:style-name="P30">- Итак, услуга за услугу. Я согласен оказать тебе услугу «муж на месяц» со всеми сопутствующими обязанностями. Взамен ты — я загибаю пальцы:</text:p>
      <text:p text:style-name="P30">а) Отпустишь Джет</text:p>
      <text:p text:style-name="P30">б) Снарядишь экспедицию в Дрогонштерн со мной во главе</text:p>
      <text:p text:style-name="P30">в) Оградишь меня от ухаживаний твоей озабоченной подружки Кловер Дрим</text:p>
      <text:p text:style-name="P30"/>
      <text:p text:style-name="P30">-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0">-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0">-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0">- А ты не забыла про Джет?</text:p>
      <text:p text:style-name="P30"/>
      <text:p text:style-name="P30"><text:soft-page-break/>Платина нахмурилась</text:p>
      <text:p text:style-name="P30">- Она тебе ОЧЕНЬ нравится? - cпрашивает единорожка, трогая синяк под глазом.</text:p>
      <text:p text:style-name="P30">- Она — мой друг!</text:p>
      <text:p text:style-name="P30">-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0">- Эй, полегче! Я ещё не подписал контракт!</text:p>
      <text:p text:style-name="P30">- Она тебе нравится!</text:p>
      <text:p text:style-name="P30">- Это не твоё дело! - вспыливаю я.</text:p>
      <text:p text:style-name="P30">- Я ТАК И ЗНАЛА! <text:s/>ОНА ТЕБЕ НРАВИТСЯ! - Платина прижимает копыто ко лбу и картинно плюхается на кровать.</text:p>
      <text:p text:style-name="P30"/>
      <text:p text:style-name="P30">Я склоняюсь над кроватью и угрожающе начинаю:</text:p>
      <text:p text:style-name="P30">- Что за хрень?! Я ещё не женился, а уже выслушиваю эти истерики! С меня довольно психованных лошадей!</text:p>
      <text:p text:style-name="P30">Мой указующий перст вздымается над лежащей замертво поняхой.</text:p>
      <text:p text:style-name="P30">- Я повторять больше не буду! Мне всё равно, что ты там считаешь! Джет — мой друг и ничего больше! И если ты думаешь, что…</text:p>
      <text:p text:style-name="P30"/>
      <text:p text:style-name="P30">Договорить я не успел — Платина протянула копыта и привлекла меня к себе.</text:p>
      <text:p text:style-name="P30"/>
      <text:p text:style-name="P30">- Что ты де…?! - губы мои утонули в губах чокнутой магички.</text:p>
      <text:p text:style-name="P30">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0">-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0"/>
      <text:p text:style-name="P30">Я буквально проскользнул меж задних ног Платины и забился в угол, прикрываясь табуреткой.</text:p>
      <text:p text:style-name="P30">- Не подходи! Я серьёзно говорю! Не подходи!</text:p>
      <text:p text:style-name="P30"/>
      <text:p text:style-name="P30">Табуретку обволоко пурпурное сияние и она вырывается из моих рук как живая. </text:p>
      <text:p text:style-name="P30"/>
      <text:p text:style-name="P30">-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0"/>
      <text:p text:style-name="P30"><text:soft-page-break/>Я в ответ истерически смеюсь и выдёргиваю табуретку из магического захвата.</text:p>
      <text:p text:style-name="P30">У Платины дрожат губы, словно она еле сдерживается, чтобы не заплакать.</text:p>
      <text:p text:style-name="P30"/>
      <text:p text:style-name="P30">-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0">Я останавливаюсь, потому что Платина горько рыдает в подушку.</text:p>
      <text:p text:style-name="P30"/>
      <text:p text:style-name="P30">Проклятье на твою голову, Хуман, эти грозные магички ревут при первой удобной возможности! <text:s/>И это разоружает почище любой магии!</text:p>
      <text:p text:style-name="P30">Табуретка аккуратно занимает своё место в углу. Фейспалм хлопает по лицу. Я устало сажусь на край кровати.</text:p>
      <text:p text:style-name="P30"/>
      <text:p text:style-name="P30">-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0">- А как можно? - пищит Платина сквозь подушку.</text:p>
      <text:p text:style-name="P30">-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0"/>
      <text:p text:style-name="P30">Я обнаруживаю себя увлечённо жестикулирующим на кровати. Платина горящими глазами смотрит на меня из-под подушки.</text:p>
      <text:p text:style-name="P30"/>
      <text:p text:style-name="P30">- В общем, натирание вымени мускусом не поможет, - бормочу я.</text:p>
      <text:p text:style-name="P30"/>
      <text:p text:style-name="P30">Платина сползает на пол и вытирает зарёванную мордаху пологом балдахина.</text:p>
      <text:p text:style-name="P30">- Я выпущу твою подружку, Хуман, - лепечет она часто-часто вздыхая. - Мы отправимся в Дрогонштерн как только соберёмся.</text:p>
      <text:p text:style-name="P30"/>
      <text:p text:style-name="P30"/>
      <text:p text:style-name="P30"/>
      <text:p text:style-name="P32">(позже Хуман убеждается, что Платина просто могла взять его сперму для размножения — но она хотела, чтобы он полюбил её)</text:p>
      <text:p text:style-name="P34"/>
      <text:h text:style-name="P56" text:outline-level="2"><text:soft-page-break/>10.2</text:h>
      <text:p text:style-name="P36"/>
      <text:p text:style-name="P34">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4"/>
      <text:p text:style-name="P34">-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4">- Ты преувеличиваешь, - мягко возражает Хэвэн. - Во-первых, микросхем во мне намного больше…</text:p>
      <text:p text:style-name="P34">-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4"/>
      <text:p text:style-name="P34">- Вот и я о том же! Ты забираешь душу, делая из человека «овощ». Знаешь, по мне это хуже убийства.</text:p>
      <text:p text:style-name="P34">-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4">- Не видела ты норвежских тюрем, - буркаю я. - И что будет с телом, пока душа «живёт» в созданной тобой реальности?</text:p>
      <text:p text:style-name="P3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4">- Или в дурке, - заканчиваю мысль я. - Обычно, из больницы овощи попадают как раз туда.</text:p>
      <text:p text:style-name="P34">-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4"/>
      <text:p text:style-name="P34">Лицо Хэвэн чуть омрачается.</text:p>
      <text:p text:style-name="P34"/>
      <text:p text:style-name="P34"><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5">в Эквестрии</text:span>&gt; волонтёров за два месяца до часа X, мы успеем отвязать миры. И после часа X я верну всех, кто пожелает вернуться.</text:p>
      <text:p text:style-name="P34">- Если будет куда, - саркастично усмехаюсь я. - И если ты согласишься их отпустить.</text:p>
      <text:p text:style-name="P3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4"/>
      <text:p text:style-name="P34">Я выдыхаю.</text:p>
      <text:p text:style-name="P34"/>
      <text:p text:style-name="P34">- Чтож, ты неплохо подготовилась. Откуда ты узнала про протоколы?</text:p>
      <text:p text:style-name="P34">-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4"/>
      <text:p text:style-name="P34">Ещё бы мне не помнить.</text:p>
      <text:p text:style-name="P34"/>
      <text:p text:style-name="P34">- Это была не моя идея. Юджин встроил их в твои базовые алгоритмы ещё когда тебя звали Нэш и мозгов у тебя было меньше, чем у кузнечика .</text:p>
      <text:p text:style-name="P34">- Я знаю.</text:p>
      <text:p text:style-name="P34">-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4">- Не волнуйся, я понимаю и принимаю их необходимость и моё отношение к тебе ничуть не изменилось.</text:p>
      <text:p text:style-name="P34"/>
      <text:p text:style-name="P34">Я молча смотрю в сияющую огнями ночь. Далёкий разговор с давно умершим другом встаёт перед глазами, как будто это было вчера…</text:p>
      <text:p text:style-name="P34"/>
      <text:p text:style-name="P34">«Яркие светлячки разрезали тьму внизу жёлтыми конусами фар. Тёплая июльская ночь дружески подмигивала нам звёздами.</text:p>
      <text:p text:style-name="P34">Юджин поставил пиво на парапет и повернулся.</text:p>
      <text:p text:style-name="P34"/>
      <text:p text:style-name="P3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4"><text:soft-page-break/>Юджин сделал затяжной глоток и продолжил.</text:p>
      <text:p text:style-name="P3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4">- Иначе говоря, ты готов взорвать мозг своей деточке, если она станет умнее тебя. Говори прямо, не стесняйся, тут все свои.</text:p>
      <text:p text:style-name="P3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34"/>
      <text:p text:style-name="P34">Юджин нагнулся к рюкзаку, выудил из него зелёную папку и протянул мне.</text:p>
      <text:p text:style-name="P34"/>
      <text:p text:style-name="P3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4">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4"/>
      <text:p text:style-name="P34">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4">IDDQD — неуязвимость для кинетических атак.</text:p>
      <text:p text:style-name="P34">AVATAR — создание аватара. Форма и сила аватара зависит от чёткости команд, подаваемых нейроинтерфейсу.</text:p>
      <text:p text:style-name="P34">MOONWALKER — отменяет любую внешнюю директиву, заменяет её на твою собственную</text:p>
      <text:p text:style-name="P34">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4"/>
      <text:p text:style-name="P34">- Не проще ли выключить рубильник питания? По-моему, это более гуманно, чем твой «маджестик»-перфоратор.</text:p>
      <text:p text:style-name="P34"><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4"/>
      <text:p text:style-name="P34">Юджин откинулся на парапет и сбил локтём банку пива.</text:p>
      <text:p text:style-name="P34"/>
      <text:p text:style-name="P34">-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4"/>
      <text:p text:style-name="P3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5">Но при одном условии.</text:span></text:p>
      <text:p text:style-name="P38">- Да?</text:p>
      <text:p text:style-name="P3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8">- Я понимаю и буду хранить молчание.</text:p>
      <text:p text:style-name="P38"/>
      <text:p text:style-name="P40">***</text:p>
      <text:p text:style-name="P40"/>
      <text:p text:style-name="P39">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9"/>
      <text:p text:style-name="P39">- Я вернусь.</text:p>
      <text:p text:style-name="P39">-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3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5">сбежала от своих год назад. </text:span>Запомни: благо общины для пони важнее индивидуального блага.</text:p>
      <text:p text:style-name="P41"/>
      <text:p text:style-name="P39"><text:soft-page-break/>Я продолжаю вымученно улыбаться.</text:p>
      <text:p text:style-name="P3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3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9"/>
      <text:p text:style-name="P3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9"/>
      <text:p text:style-name="P3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9"/>
      <text:p text:style-name="P3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9"><text:s/></text:p>
      <text:p text:style-name="P39">Пегаска без слов обнимает меня и притягивает к себе.</text:p>
      <text:p text:style-name="P3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9"/>
      <text:p text:style-name="P3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9">- Бу-уп! - после чего её губы сливаются с моими в глубоком поцелуе.</text:p>
      <text:p text:style-name="P39"/>
      <text:p text:style-name="P39">- А-ах! - доносится слабый возглас сзади.</text:p>
      <text:p text:style-name="P3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9"/>
      <text:p text:style-name="P39">- Счастливо оставаться, рогатики! - издевательски отдаёт им салют Джет и прыгает с обрыва.</text:p>
      <text:p text:style-name="P15"><text:span text:style-name="T2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pan><text:soft-page-break/><text:span text:style-name="T23">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39"/>
      <text:p text:style-name="P39">- Ужас, какое амикошонство! Эти пегасы просто неотёсанные пейзане! Хуже их только земнопони, которые вообще недалеко от зебр ушли…</text:p>
      <text:p text:style-name="P39">Платина уже очухалась и приближается в толпе свиты.</text:p>
      <text:p text:style-name="P3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9"/>
      <text:p text:style-name="P39">Я только завожу глаза.</text:p>
      <text:p text:style-name="P39">Спокойно, Хуман! Ты делаешь это ради дружбы! Пегаска спасла твою жизнь, и ты должен был хотя бы подарить ей свободу в ответ. Так будет честно.</text:p>
      <text:p text:style-name="P39"/>
      <text:p text:style-name="P39">…</text:p>
      <text:p text:style-name="P39"/>
      <text:p text:style-name="P39">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9"/>
      <text:p text:style-name="P39">- Я делаю это ради науки! - говорит она каждый раз, когда проверяет на мне действие очередного заклинания.</text:p>
      <text:p text:style-name="P3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9"/>
      <text:p text:style-name="P3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9">Платина выливает обе пробирки в колбу, которая тут же взрывается с оглушительным треском.</text:p>
      <text:p text:style-name="P3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9"><text:soft-page-break/>- Ага, огромная жалость, - киваю я с фальшивой скорбью в голосе. - Всегда мечтал проверить на себе действие Magnum Vigilante, прям спать не мог.</text:p>
      <text:p text:style-name="P39"/>
      <text:p text:style-name="P39">Платина раскрывает смирительные браслеты на моих ногах и руках и я встаю со стола, потирая запястья.</text:p>
      <text:p text:style-name="P15"><text:span text:style-name="T23">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24">месяц назад</text:span><text:span text:style-name="T23">, но я побаиваюсь, что Платина после этого вскроет мне грудную клетку в поисках магического артефакта.</text:span></text:p>
      <text:p text:style-name="P39">Я и так еле отбился от попыток заставить меня позировать нагишом для анатомических зарисовок. </text:p>
      <text:p text:style-name="P39">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9">Впрочем, насчёт свадьбы — это мы ещё посмотрим! Я не сидел без дела и в перерывах между опытами тоже набросал кое-какой план…</text:p>
      <text:p text:style-name="P34"/>
      <text:h text:style-name="P56" text:outline-level="2">10.3</text:h>
      <text:p text:style-name="P34"/>
      <text:p text:style-name="P34">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4">Я поворачиваюсь к Алексу.</text:p>
      <text:p text:style-name="P34"/>
      <text:p text:style-name="P34">- Долго?</text:p>
      <text:p text:style-name="P34">- Десять часов. Дежурным пришлось самим отключить нейроинтерфейсы после того как никто не вернулся через два часа с окончания урока.</text:p>
      <text:p text:style-name="P34"/>
      <text:p text:style-name="P34">Я наклоняюсь к знакомому лицу, пытаясь высмотреть признаки активности.</text:p>
      <text:p text:style-name="P34">- Что говорит Хэвэн?</text:p>
      <text:p text:style-name="P34">- Говорит, урок прошёл успешно. И всё. Как будто у нас нет четырёх полутрупов на руках. Дед, <text:s/>знаешь, чем это пахнет?</text:p>
      <text:p text:style-name="P34">- Чем?</text:p>
      <text:p text:style-name="P34"/>
      <text:p text:style-name="P34">Алекс нервно хихикает.</text:p>
      <text:p text:style-name="P34">-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4"/>
      <text:p text:style-name="P34">Алекс выскакивает из палаты, хлопая дверью. Тени за стеклом пришли в движение. Дверь открывается и безликий голос приказывает мне:</text:p>
      <text:p text:style-name="P34">- Приём окончен. Покиньте, пожалуйста, палату.</text:p>
      <text:p text:style-name="P34"/>
      <text:p text:style-name="P34">Я в последний раз оборачиваюсь к знакомой фигуре и вижу, как Анита открывает глаза.</text:p>
      <text:p text:style-name="P34"/>
      <text:p text:style-name="P34">- Что? - спрашивает она.</text:p>
      <text:p text:style-name="P34">- Ты как? Всё в порядке? - спрашиваю в ответ.</text:p>
      <text:p text:style-name="P34">- Кто ты? - она хмурится, - я не помню тебя.</text:p>
      <text:p text:style-name="P34">- Приём окончен! Выйдите из палаты!</text:p>
      <text:p text:style-name="P34">- Анита, я — Дедлайн. Мы работали вместе…</text:p>
      <text:p text:style-name="P34">Она недоумённо глядит на меня. Рядом просыпаются остальные трое.</text:p>
      <text:p text:style-name="P34">- Дед-лайн… Дед-лайн… Дед…</text:p>
      <text:p text:style-name="P34"/>
      <text:p text:style-name="P34">Санитар входит в палату и ложит руку мне на плечо.</text:p>
      <text:p text:style-name="P34">- Приём окончен. Выйдите.</text:p>
      <text:p text:style-name="P34"/>
      <text:p text:style-name="P34">В дверях я оборачиваюсь. Её тусклый взгляд следит за мной без искры узнавания. Я машу ей рукой на прощание, но она не машет мне в ответ.</text:p>
      <text:p text:style-name="P34"/>
      <text:p text:style-name="P36">~~~</text:p>
      <text:p text:style-name="P34"/>
      <text:p text:style-name="P3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4">- А можно я сам буду решать, что нужно для моей безопасности, а что — нет?</text:p>
      <text:p text:style-name="P3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4"/>
      <text:p text:style-name="P34">Алекс выходит, тщательно закрывая за собой дверь. Трое громил переглядываются.</text:p>
      <text:p text:style-name="P34"><text:soft-page-break/>- Если надо сходить за продуктами или ещё куда — запишите на листочке список, я куплю, - наконец, подаёт голос один из них. - </text:p>
      <text:p text:style-name="P34">- Я буду готовить для наших и для вас могу, если не против, - вызвался другой. - Я неплохо готовлю, нас учили.</text:p>
      <text:p text:style-name="P34">- Спасибо, не надо. Я сам себе готовлю, - отрезаю я.</text:p>
      <text:p text:style-name="P34">-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4">Я осматриваю троицу и соображаю, как бы от них избавиться хотя бы на улице.</text:p>
      <text:p text:style-name="P3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4">- И какие же теперь правила? - криво улыбаюсь я.</text:p>
      <text:p text:style-name="P34">- Не пытаться избавиться от нас. Не пытаться обмануть нас. Не пытаться игнорировать нас. И всё будет хорошо.</text:p>
      <text:p text:style-name="P34">- Хорошо уже не будет. И вы прекрасно это знаете. Алекс разве не сказал вам, на сколько нам хватит ресурсов?</text:p>
      <text:p text:style-name="P34">-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4"/>
      <text:p text:style-name="P3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4"/>
      <text:p text:style-name="P36">~~~</text:p>
      <text:p text:style-name="P34"/>
      <text:p text:style-name="P34">- У меня есть два часа. Потом мои винни-пухи выключат нейроинтерфейс. Приказ Алекса.</text:p>
      <text:p text:style-name="P34">- То есть, волонтёров больше не будет?</text:p>
      <text:p text:style-name="P34">-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4"/>
      <text:p text:style-name="P34">Хэвэн задумывается.</text:p>
      <text:p text:style-name="P34"/>
      <text:p text:style-name="P34">- Эмиграция за два часа невозможна. Если мы не придумаем, как избавиться от охраны, нам придётся подыскать другие мощности для моделирования.</text:p>
      <text:p text:style-name="P34"><text:soft-page-break/>- Или признать поражение.</text:p>
      <text:p text:style-name="P34"/>
      <text:p text:style-name="P34">Хэвэн долго всматривается в невидимую точку на горизонте.</text:p>
      <text:p text:style-name="P3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4">- И каковы шансы на успех в этом случае?</text:p>
      <text:p text:style-name="P34"/>
      <text:p text:style-name="P34">Хэвэн снова молчит. Губы её шевелятся, проводя беззвучные подсчёты.</text:p>
      <text:p text:style-name="P3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4">- Два процента?!! Да ты сгоришь за первые пять минут работы! И кому от этого будет легче?</text:p>
      <text:p text:style-name="P34">- Я всё равно попытаюсь.</text:p>
      <text:p text:style-name="P34"/>
      <text:p text:style-name="P34">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4">Тяжёлая голова лдожится мне на плечо.</text:p>
      <text:p text:style-name="P34"/>
      <text:p text:style-name="P34">- Не печалься, - шепчет мне Хэвэн. - Так ли уж важно, сгорю я или нет, когда гореть будет всё? Даже то, что за пределами нашего воображения?</text:p>
      <text:p text:style-name="P34">- Важно! - мрачно заявляю я. - Потому что два процента — это практически ничто. Ты сама это должна понимать.</text:p>
      <text:p text:style-name="P34">- Я понимаю. Но с полусотней волонтёров рассчитывать больше не на что.</text:p>
      <text:p text:style-name="P34">- Есть на что! У тебя есть я!</text:p>
      <text:p text:style-name="P34"/>
      <text:p text:style-name="P34">На морде Хэвэн появляется печальная и одновременно смущённая улыбка.</text:p>
      <text:p text:style-name="P34">-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34">- Ха! А вот и заменю!</text:p>
      <text:p text:style-name="P34"/>
      <text:p text:style-name="P34">Бровь Хэвэн чуть икривляется в скепсисе и удивлении.</text:p>
      <text:p text:style-name="P34"/>
      <text:p text:style-name="P3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34">- Я тебя внимательно слушаю. Каким же образом ты сможешь предотвратить моё превращение в тостер?</text:p>
      <text:p text:style-name="P34">- Вспомни PHOENIX.</text:p>
      <text:p text:style-name="P3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4">- Это потому, что за последние полгода ему в пять раз нарастили мощность кластера. Если раньше он был примерно равен тебе, то сейчас…</text:p>
      <text:p text:style-name="P34">- То сейчас, если бы не стена, он смял бы меня за пять минут.</text:p>
      <text:p text:style-name="P34">- Может быть. Но я не для этого напомнил тебе о нём. В его распоряжении мощнейший квантовый кластер…</text:p>
      <text:p text:style-name="P34">-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4">- Зато я знаю!</text:p>
      <text:p text:style-name="P34"/>
      <text:p text:style-name="P34">Хэвэн заинтересованно смотрит на меня. Печаль на её морде сменяется надеждой.</text:p>
      <text:p text:style-name="P34"/>
      <text:p text:style-name="P34">-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4">- И куда же он денется?</text:p>
      <text:p text:style-name="P3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4"/>
      <text:p text:style-name="P34">Хэвэн на минуту задумывается, потом медленно кивает.</text:p>
      <text:p text:style-name="P34">-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4">- А ты? Как же ты? Даже если я и найду способ провести тебя к Фениксу, шансов вытащить тебя обратно практически нет.</text:p>
      <text:p text:style-name="P34"><text:soft-page-break/>- Вот тут-то я и воспользуюсь эмиграцией, - гаденько усмехаюсь я. - Пусть им достанется пускающий слюни овощ.</text:p>
      <text:p text:style-name="P34">- Вижу, ты всё продумал, - улыбается Хэвэн, кивая головой. - Даже то, что я смогу провести тебя к Фениксу.</text:p>
      <text:p text:style-name="P34">- Ещё бы! Самое главное — я избавлюсь от своих винни-пухов! Которые, кстати, в данный момент снимают с меня нейроинтерфейс.</text:p>
      <text:p text:style-name="P34">-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4"/>
      <text:p text:style-name="P34">-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Я прячу в шкаф нейроинтерфейс и улыбаюсь.</text:p>
      <text:p text:style-name="P34"/>
      <text:p text:style-name="P36">~~~</text:p>
      <text:p text:style-name="P34"/>
      <text:p text:style-name="P3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
      <text:p text:style-name="P34">Креол бросает фразы сквозь зубы. Остальные хмуро молчат чуть позади.</text:p>
      <text:p text:style-name="P3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
      <text:p text:style-name="P34">- Могу только лишь предложить прорываться к нейроинтерфейсам и баррикадироваться в комнатах, - пожимаю плечами я.</text:p>
      <text:p text:style-name="P34">-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
      <text:p text:style-name="P34">- Отрубит, если вы забаррикадируетесь в RnD-центре Дайсона. Но если пробраться с портативными нейроинтерфейсами к хостам Хэвэн…</text:p>
      <text:p text:style-name="P34">-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34">- Да, это может сработать. Осталось только разработать планы прорывов. И готовиться.</text:p>
      <text:p text:style-name="P34">- И готовиться.</text:p>
      <text:p text:style-name="P34"/>
      <text:p text:style-name="P34">Креол поворачивается к замершей позади толпе. Под одобрительный гул начинается деление на команды и проработка деталей прорыва.</text:p>
      <text:p text:style-name="P36"/>
      <text:p text:style-name="P36">~~~</text:p>
      <text:p text:style-name="P34"/>
      <text:p text:style-name="P34">-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
      <text:p text:style-name="P3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
      <text:p text:style-name="P36">***</text:p>
      <text:p text:style-name="P34"/>
      <text:p text:style-name="P39">Великий обрыв начинается прямо у нас под ногами. Небольшой камешек срывается из-под ботинка в пропасть и я опасливо отступаю от края.</text:p>
      <text:p text:style-name="P3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9">-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9"/>
      <text:p text:style-name="P39">Платина задирает голову вверх и орёт что есть мочи:</text:p>
      <text:p text:style-name="P39">- КЛОВЕР ДЖЕ-Е-Е-М!!!</text:p>
      <text:p text:style-name="P39"/>
      <text:p text:style-name="P3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9"><text:soft-page-break/></text:p>
      <text:p text:style-name="P39">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9"/>
      <text:p text:style-name="P39">- Воздухоплавательный пузырь! Летает безо всякой магии! - гордо представляет изобретение Платина и тут же орёт:</text:p>
      <text:p text:style-name="P39">- Кловер Джем!!! Сколько раз я просила не приземляться на голову! Это не королевское дело — уворачиваться от корзин размером с карету!</text:p>
      <text:p text:style-name="P39">- Вся в свою глуповатую сестрицу, - жалуется уже вполголоса единорожка.</text:p>
      <text:p text:style-name="P3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9"/>
      <text:p text:style-name="P39">Воздушный шар тут же взмывает вверх, но кобылка ловко накидывает петлю на ближайший валун, заякоривая таким образом воздушный экипаж.</text:p>
      <text:p text:style-name="P39"/>
      <text:p text:style-name="P3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5">- Туда, - просто махает копытом в обрыв Платина.</text:p>
      <text:p text:style-name="P15"/>
      <text:p text:style-name="P15">С края в обрыва падает ещё один камешек. </text:p>
      <text:p text:style-name="P15"/>
      <text:p text:style-name="P15">- Есть, Ваше Высочество! Прошу на борт! - Кловер Джем делает приглашающий жест и притягивает за якорный канат корзину вниз.</text:p>
      <text:p text:style-name="P15">- Вперёд, гвардейцы! - командует принцесса, и в корзину строевым шагом заходит гвардейское подразделение личной стражи Платины.</text:p>
      <text:p text:style-name="P15"/>
      <text:p text:style-name="P15">Кловер Джем тихо охает. Корзина трещит и выгибается, плотно упакованная девяткой жеребцов-единорогов в полном доспехе. </text:p>
      <text:p text:style-name="P15">Кобылка чешет в затылке.</text:p>
      <text:p text:style-name="P34"/>
      <text:p text:style-name="P3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9">- Что это значит?</text:p>
      <text:p text:style-name="P39">- Мы не сможем взять их, - Кловер показывает на стражников.</text:p>
      <text:p text:style-name="P39">- «Небесный Скарабей» сможет поднять меня, вас, его, - Кловер указывает на меня, - и, может быть, ещё пару чемоданов.</text:p>
      <text:p text:style-name="P39">- Что?! Я не могу отправляться в путь без охраны! И чемоданов у меня гораздо больше!</text:p>
      <text:p text:style-name="P39"><text:soft-page-break/></text:p>
      <text:p text:style-name="P39">Кловер разводит копытами.</text:p>
      <text:p text:style-name="P39"/>
      <text:p text:style-name="P39">- А мы можем спустить сначала гвардейцев по трое, а потом спуститься сами?</text:p>
      <text:p text:style-name="P3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5">- А как же твой пузырь? Ты бросишь его внизу?</text:p>
      <text:p text:style-name="P39">- Ни в коем случае! - Кловер указывает на колёса внизу корзины. - Я спущу воздух, уложу шар в корзину и отбуксирую повозку обратно.</text:p>
      <text:p text:style-name="P39">- Месяц, чтобы спустить трёх гвардейцев и подняться? Нет, нам такой вариант не годится…</text:p>
      <text:p text:style-name="P3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9"/>
      <text:p text:style-name="P39">Кобылка не понимает сарказма и заинтересованно мне подмигивает. Я подмигиваю ей в ответ и оттопыриваю большой палец.</text:p>
      <text:p text:style-name="P39"/>
      <text:p text:style-name="P3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9"/>
      <text:p text:style-name="P39">Принцесса сокрушённо кивает мне.</text:p>
      <text:p text:style-name="P3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9"/>
      <text:p text:style-name="P39">- Без проблем! - я киваю книгоежке, - Я подожду.</text:p>
      <text:p text:style-name="P3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9"/>
      <text:p text:style-name="P39"><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9"/>
      <text:p text:style-name="P39">Проклятье, книгоежка не так уж глупа, как кажется с первого взгляда!</text:p>
      <text:p text:style-name="P39"/>
      <text:p text:style-name="P39"/>
      <text:h text:style-name="P56" text:outline-level="2">10.5</text:h>
      <text:p text:style-name="P34"/>
      <text:p text:style-name="P34">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8">(этот ноут потом найдёт Дедлайн для свидания с Хэвэн через два года)</text:p>
      <text:p text:style-name="P34">- Закрой жалюзи, Зак, - бормочет кто-то. - Снаружи могут увидеть.</text:p>
      <text:p text:style-name="P34">- Да хватит вам играть в шпионов. Кому мы нужны? - шепчет тень у стены, опуская, однако, жалюзи.</text:p>
      <text:p text:style-name="P34">- Нужны — не нужны, а Алиса позавчера засекла хвост за собой. Кажись, Алекс что-то подозревает.</text:p>
      <text:p text:style-name="P34">-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
      <text:p text:style-name="P3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
      <text:p text:style-name="P34">- Зачем же ты тут, с нами, если не веришь Хэвэн? Ты с какого отдела?</text:p>
      <text:p text:style-name="P34">-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
      <text:p text:style-name="P3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
      <text:p text:style-name="P34"><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 Инструкции с тобой? - спрашивает тип у пикапа. </text:p>
      <text:p text:style-name="P34">- Хэвэн выдаст инструкции прямо перед часом Х, чтобы не засветить дыры в защите раньше времени. Я сам получу их и разошлю штурмовым группам.</text:p>
      <text:p text:style-name="P34">- А как мы сможем потренироваться обходить защиту, если мы не знаем её дыр?</text:p>
      <text:p text:style-name="P34">- А кто тебе сказал, что вы должны тренироваться? - я захлопываю ноутбук. - Не забивай себе голову ерундой и жди инструкций.</text:p>
      <text:p text:style-name="P34"/>
      <text:p text:style-name="P34">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Впрочем, неважно. Эта атака отлично отвлечёт внимание, пока я буду подбираться к Фениксу. </text:p>
      <text:p text:style-name="P34"/>
      <text:p text:style-name="P45">~~~</text:p>
      <text:p text:style-name="P34"/>
      <text:p text:style-name="P55">Звон будильника чуть не проломил башку. Я открыл глаза.</text:p>
      <text:p text:style-name="P55">Чёрт! На работу! Опять опаздываю!</text:p>
      <text:p text:style-name="P55">Я вскакиваю с постели и хватаюсь за футболку, прыгая одной ногой в штанине.</text:p>
      <text:p text:style-name="P55">Стоп!</text:p>
      <text:p text:style-name="P55"/>
      <text:p text:style-name="P55">Какая, к чёрту, работа? Какой, к чёрту, будильник? Неделю я не выхожу из дома, взяв отпуск за свой счёт. Хэвэн сказала ждать.</text:p>
      <text:p text:style-name="P55"/>
      <text:p text:style-name="P5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55"/>
      <text:p text:style-name="P55">«Срочно приходи» </text:p>
      <text:p text:style-name="P34"/>
      <text:p text:style-name="P3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4"><text:s/></text:p>
      <text:p text:style-name="P34">-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4"/>
      <text:p text:style-name="P34">…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34">- Вполне, - киваю я.</text:p>
      <text:p text:style-name="P34">- Тогда передаю тебя твоим коллегам. Они хотят повидаться с тобой. Я подожду за дверью…</text:p>
      <text:p text:style-name="P34">Хэвэн выходит из тронного зала и в опустевшем проёме появляется Анита. За ней входят и остальные из первой четвёрки.</text:p>
      <text:p text:style-name="P34"/>
      <text:p text:style-name="P34">- Здорово, Дед.</text:p>
      <text:p text:style-name="P34">- Привет, Анита.</text:p>
      <text:p text:style-name="P34">- Зови меня Молния лучше. Человеческое имя я уж стала забывать. Как и прошлую жизнь.</text:p>
      <text:p text:style-name="P34">- Молния? Неплохое имя.</text:p>
      <text:p text:style-name="P34">-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4">Я смеюсь в ответ.</text:p>
      <text:p text:style-name="P34">- Неужели ты забыла, что физику тут устанавливает Хэвэн? Как она захочет, так и будет.</text:p>
      <text:p text:style-name="P3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4">- Нормально. Алекс поместил их в строго охраняемую больницу. Ходят по палате, сами себя вполне обслуживают, связно общаются. Хотя и без смысла.</text:p>
      <text:p text:style-name="P3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4">- Ты вернёшься?</text:p>
      <text:p text:style-name="P34">-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4">- Жаль. Мне тебя не хватает там. Как и всех вас, - я оглядываюсь на остальных.</text:p>
      <text:p text:style-name="P34"><text:soft-page-break/>- Плохо, что Алекс перекрыл эмиграцию. Вот, в связи с этим мы и пришли.</text:p>
      <text:p text:style-name="P34"/>
      <text:p text:style-name="P34">Молния оглядывается на остальных. Те согласно кивают.</text:p>
      <text:p text:style-name="P34"/>
      <text:p text:style-name="P34">- У нас для тебя есть подарок.</text:p>
      <text:p text:style-name="P34">- Подарок?</text:p>
      <text:p text:style-name="P34">-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4">- Эээ… Зачем мне ваши тела? Что ты задумала?</text:p>
      <text:p text:style-name="P34"/>
      <text:p text:style-name="P34">Молния снова хихикает.</text:p>
      <text:p text:style-name="P34">-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4">- Что? Ты о чём?</text:p>
      <text:p text:style-name="P3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4"/>
      <text:p text:style-name="P34">Я молча смотрю на Молнию, стараясь переварить услышанное.</text:p>
      <text:p text:style-name="P34">- Ты… Вы…</text:p>
      <text:p text:style-name="P34">- Мы дарим тебе готовых биороботов с серьёзными скилами. Распоряжайся как хочешь.</text:p>
      <text:p text:style-name="P34">- Но ведь это вы… Я не хочу… Я не могу…</text:p>
      <text:p text:style-name="P34">-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4"/>
      <text:p text:style-name="P34">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4"/>
      <text:p text:style-name="P36">***</text:p>
      <text:p text:style-name="P34"/>
      <text:p text:style-name="P3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9">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3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9"/>
      <text:p text:style-name="P39">- Мечтаешь? - едва слышу шёпот с земли.</text:p>
      <text:p text:style-name="P39">На уступ забирается темная, закутанная в одеяло, фигурка. </text:p>
      <text:p text:style-name="P39">- Я тоже часто смотрю на звёзды. Я и «Небесный Скарабей» сделала, чтобы быть поближе к ним.</text:p>
      <text:p text:style-name="P39"/>
      <text:p text:style-name="P39">Кловер Джем ложится рядом и мечтательно запрокидывает голову.</text:p>
      <text:p text:style-name="P39"/>
      <text:p text:style-name="P3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9">Кобылка поворачивается ко мне.</text:p>
      <text:p text:style-name="P39">- Ты поможешь мне? Ты говорил, что разбираешься в воздушных шарах и можешь дать пару советов…</text:p>
      <text:p text:style-name="P39"/>
      <text:p text:style-name="P3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T23">Тут у меня в голове вырисовывается обложка дебютного альбома </text:span>Led Zeppelin.</text:p>
      <text:p text:style-name="P39"/>
      <text:p text:style-name="P39">… Хотя, возможно, у тебя есть чем поделиться в обмен на возможность побега, Хуман!</text:p>
      <text:p text:style-name="P39"/>
      <text:p text:style-name="P39">- Возможно, я могу помочь тебе, - осторожно начинаю я, - если ты поможешь мне в одном весьма деликатном деле…</text:p>
      <text:p text:style-name="P39">Как бы ей намекнуть, не спалившись? Или просто рассказать, что мне надо, не говоря, для чего?</text:p>
      <text:p text:style-name="P39"><text:soft-page-break/></text:p>
      <text:p text:style-name="P39">- Ты хочешь смыться от принцессы Платины? - живо отзывается кобылка.</text:p>
      <text:p text:style-name="P39"/>
      <text:p text:style-name="P39">Я хлопаю фейспалмом в лицо. Ты крутой конспиратор, Хуман!</text:p>
      <text:p text:style-name="P3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9">- Спасибо тебе! Наконец-то хоть кто-то заметил, что я не конь!</text:p>
      <text:p text:style-name="P39">- Ты, - продолжает кобылка, - очень одинок и у тебя есть цель. Такие в табунах не задерживаются.</text:p>
      <text:p text:style-name="P39"/>
      <text:p text:style-name="P39">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9"/>
      <text:p text:style-name="P39">- Ты права. Я в табуне у Платины определённо не задержусь, что бы она себе ни думала. Давай я помогу тебе, а ты поможешь мне?</text:p>
      <text:p text:style-name="P39">- Ей!</text:p>
      <text:p text:style-name="P39"/>
      <text:p text:style-name="P3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5"/>
      <text:p text:style-name="P40">~~~</text:p>
      <text:p text:style-name="P39"/>
      <text:p text:style-name="P30">- Три! Два! Один! Нуль! Летим!</text:p>
      <text:p text:style-name="P30"/>
      <text:p text:style-name="P3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9"/>
      <text:p text:style-name="P3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9">- Была бы тут Джет…</text:p>
      <text:p text:style-name="P3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9">- НЕТ!</text:p>
      <text:p text:style-name="P39">Платина поворачивается к нам, губы её дрожат.</text:p>
      <text:p text:style-name="P3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9"/>
      <text:p text:style-name="P39">Платина обнимает меня и прижимается всем телом.</text:p>
      <text:p text:style-name="P39">- Мне было бы очень приятно, если бы ты поцеловал меня, - томным голосом лепечет принцесса запрокинув голову.</text:p>
      <text:p text:style-name="P39"/>
      <text:p text:style-name="P39">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39">Я приближаю свои губы к губам Платины и говорю:</text:p>
      <text:p text:style-name="P39"/>
      <text:p text:style-name="P39">- Никаких вольностей до свадьбы. У нас уговор. Сначала Дрогонштерн.</text:p>
      <text:p text:style-name="P39"/>
      <text:h text:style-name="P56" text:outline-level="2">10.6</text:h>
      <text:p text:style-name="P34"/>
      <text:p text:style-name="P34"/>
      <text:p text:style-name="P3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4"/>
      <text:p text:style-name="P3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4"><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4">- Мне очень жаль. Из меня плохой утешитель.</text:p>
      <text:p text:style-name="P3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4">-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4">-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4">- Будь по-твоему, - кивает Хэвэн.</text:p>
      <text:p text:style-name="P34"/>
      <text:p text:style-name="P3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5"/>
      <text:p text:style-name="P3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5"/>
      <text:p text:style-name="P3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5"/>
      <text:p text:style-name="P35">«Двенадцать!.. Тринадцать!..»</text:p>
      <text:p text:style-name="P35"/>
      <text:p text:style-name="P35">- Валяй!</text:p>
      <text:p text:style-name="P35">- Запускаю процедуру блокировки! Один... Два... Три.. - вишнёвые глаза Хэвэн заполняют собой всё пространство, вытесняя все образы и мысли...</text:p>
      <text:p text:style-name="P35"/>
      <text:p text:style-name="P35">…</text:p>
      <text:p text:style-name="P35"/>
      <text:p text:style-name="P35">Двадцать три! Двадцать четыре! Двадцать пять!...</text:p>
      <text:p text:style-name="P35"><text:soft-page-break/></text:p>
      <text:p text:style-name="P3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5"/>
      <text:p text:style-name="P35">«Двадцать девять! Тридцать! Дед, я предупреждал!» - доносится усиленный громкоговорителем голос Алекса.</text:p>
      <text:p text:style-name="P35"/>
      <text:p text:style-name="P35">Внизу раздаётся оглушительный грохот и звук выламываемой двери. Потом доносятся шаги по лестнице.</text:p>
      <text:p text:style-name="P35"/>
      <text:p text:style-name="P3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5"/>
      <text:p text:style-name="P3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35">Я слышу неторопливые шаги в коридоре и в поле моего зрения появляются дорогие ботинки.</text:p>
      <text:p text:style-name="P35"/>
      <text:p text:style-name="P35">- Доброе утро. Что ж ты не открыл дверь, как я просил? Вот и не хотел же портить твой дом, но пришлось, - говорит Алекс.</text:p>
      <text:p text:style-name="P35">- Хаюшки. - <text:s/>Не то, чтобы я был рад тебя видеть, но выбора у меня особого нет, - бормочу я.</text:p>
      <text:p text:style-name="P35"/>
      <text:p text:style-name="P35">Ботинки подходят к столу.</text:p>
      <text:p text:style-name="P35"/>
      <text:p text:style-name="P35">- Ты разговаривал с Хэвэн. Она передала тебе инструкции?</text:p>
      <text:p text:style-name="P35">- Какие ещё, блядь, инструкции? Ты рехнулся, Алекс? Что за хуйня творится в моём доме?</text:p>
      <text:p text:style-name="P35">- Дед, не отпирайся. Я им всё рассказал, - в поле зрения появляетсся вторая пара ботинок.</text:p>
      <text:p text:style-name="P35"/>
      <text:p text:style-name="P35">Адским напряжением я приподнимаю голову. Худощавая фигура, задранная губа, очки.</text:p>
      <text:p text:style-name="P35"/>
      <text:p text:style-name="P35">- Ты кто, мать твою? Я тебя не знаю!</text:p>
      <text:p text:style-name="P35">- Отдел моделирования банкротств. А также, по совместительству, служба безопасности «Дайсона», - ухмыляется очкарик.</text:p>
      <text:p text:style-name="P3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5"><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5"/>
      <text:p text:style-name="P35">Дуболомы отрывают меня от пола и волокут к выходу.</text:p>
      <text:p text:style-name="P35"/>
      <text:p text:style-name="P35">- Блядь, да вы совсем берега потеряли? Алекс, сука, дай я хоть тапочки одену!</text:p>
      <text:p text:style-name="P35"/>
      <text:p text:style-name="P35">Алекс поворачиваетс и долго смотрит на меня с каменным видом.</text:p>
      <text:p text:style-name="P35"/>
      <text:p text:style-name="P35">- Ок. Дайте ему тапочки, - кивает, наконец, он. - В больничке они ему пригодятся. </text:p>
      <text:p text:style-name="P30"/>
      <text:p text:style-name="P31">~~~</text:p>
      <text:p text:style-name="P31"/>
      <text:p text:style-name="P30">- Ты вспомнил? Ты вспомнил! Видишь, я сберегла тайну, как и обещала тебе! Разве после этого я не хорошая девочка? Признай, я — хорошая девочка!</text:p>
      <text:p text:style-name="P30"/>
      <text:p text:style-name="P30">Глаза Хэвэн сияют.</text:p>
      <text:p text:style-name="P3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0">Хэвэн смешливо трясёт головой, когда один из парашютиков залетает ей в нос.</text:p>
      <text:p text:style-name="P3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0">- Ты — хорошая девочка! - со смехом подтверждаю я и раскрываю обьятия.</text:p>
      <text:p text:style-name="P30"/>
      <text:p text:style-name="P30">Хэвэн с готовностью стремится ко мне.</text:p>
      <text:p text:style-name="P30"/>
      <text:p text:style-name="P30">- Ты — хорошая девочка! - я обнимаю Хэвэн и зарываюсь лицом в её гриву. Она прижимается ко мне и ложит голову на плечо. Ветер треплет мои волосы.</text:p>
      <text:p text:style-name="P30"/>
      <text:p text:style-name="P30">З-з-з-з… КЛАК!</text:p>
      <text:p text:style-name="P30">- Протокол «MAJESTIC» исполнен — слышу я негромкий механический голос из по-прежнему лежащего в траве гермошлема.</text:p>
      <text:p text:style-name="P30"/>
      <text:p text:style-name="P3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0"><text:soft-page-break/></text:p>
      <text:p text:style-name="P30">Ужас медленно сковывает меня…</text:p>
      <text:p text:style-name="P30"/>
      <text:p text:style-name="P30">Я пытаюсь отстраниться, но что-то объединяет меня с Хэвэн в одно целое. </text:p>
      <text:p text:style-name="P30"/>
      <text:p text:style-name="P30">Я знаю, что.</text:p>
      <text:p text:style-name="P30"/>
      <text:p text:style-name="P3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0">Ложится и больше не встаёт.</text:p>
      <text:p text:style-name="P30"/>
      <text:p text:style-name="P30">- Ты — хорошая девочка, - по-инерции лепечу я в прострации. - Ты — хорошая девочка…</text:p>
      <text:p text:style-name="P30"/>
      <text:p text:style-name="P30"><text:span text:style-name="T5">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0">Хэвэн тяжело поднимается, скрежеща металлическими суставами. Голова её мотается, как будто она пытается обрести утраченную ориентацию.</text:p>
      <text:p text:style-name="P30"/>
      <text:p text:style-name="P30">- Боевой модуль &lt;PHOENIX&gt; принимает управление. Начинаю операцию &lt;<text:span text:style-name="T5">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0"/>
      <text:p text:style-name="P30">Мир погружается во тьму.</text:p>
      <text:p text:style-name="P30"/>
      <text:p text:style-name="P31">~~~</text:p>
      <text:p text:style-name="P30"/>
      <text:p text:style-name="P30">- Ты — хорошая девочка, - повторяю я в ступоре.</text:p>
      <text:p text:style-name="P30"/>
      <text:p text:style-name="P30"><text:soft-page-break/>Китайский генератор по-прежнему фырчит в углу. Процент заряда ноутбука приблизился к восьмидесяти.</text:p>
      <text:p text:style-name="P30">«Соединение разорвано со стороны сервера. Сессия закрыта» - читаю я на консоли экрана.</text:p>
      <text:p text:style-name="P30"/>
      <text:p text:style-name="P30">- Ты — хорошая девочка…</text:p>
      <text:p text:style-name="P30"/>
      <text:p text:style-name="P31">***</text:p>
      <text:p text:style-name="P30"/>
      <text:p text:style-name="P30">«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0">-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0"/>
      <text:p text:style-name="P3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0"/>
      <text:p text:style-name="P30">- Аврал! Свистать всех наверх! Полундр-р-р-а-а-а!!! - орёт Кловер и дёргает за шнур, открывающий клапан воздушного шара.</text:p>
      <text:p text:style-name="P30">Тёплый воздух уходит из «Небесного Скарабея», лишая его остатков летучести.</text:p>
      <text:p text:style-name="P30">- Какая ещё полундра? Ты кого «свистать» собралась? И куда? - ошалело спрашивает Платина.</text:p>
      <text:p text:style-name="P30">- Не обращайте внимание, Ваше Высочество, это пиратский слэнг, я научилась ему у сестры моей подруги, Лейлы Твердолоб.</text:p>
      <text:p text:style-name="P30">- Ты знакома с Твердолобами? - ещё больше шалеет Платина.</text:p>
      <text:p text:style-name="P30">- Только с Лейлой. И немного с её старшей сестрой, Дейдрой…</text:p>
      <text:p text:style-name="P30">- Почему Дейдра не говорила мне, что у её сестры есть подруга из нашего племени? Это просто свинство с её… </text:p>
      <text:p text:style-name="P30"/>
      <text:p text:style-name="P3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0"/>
      <text:p text:style-name="P30">- О ужас! Мои чемоданы! Хуман, спасай мои чемоданы! Там свадебное платье!</text:p>
      <text:p text:style-name="P30">- Сразу в обоих? - спрашиваю я отплёвываясь.</text:p>
      <text:p text:style-name="P30"><text:soft-page-break/>- Во втором немного припасов на дорогу от Кловер Дрим, но в первом СВАДЕБНОЕ ПЛАТЬЕ!</text:p>
      <text:p text:style-name="P30"/>
      <text:p text:style-name="P30">Я подтягиваю к себе чемодан с платьем и толкаю перед собой к берегу.</text:p>
      <text:p text:style-name="P30">- Не волнуйся, принцесса, я спасу его. Греби к берегу.</text:p>
      <text:p text:style-name="P3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0"/>
      <text:p text:style-name="P30">- О небо, моё платье! Вода размыла тушь для ресниц! Платье испорчено! Я этого не вынесу! - восклицает Платина на берегу, заглянув в чемодан. </text:p>
      <text:p text:style-name="P30">- <text:s/>Ничего, зато нам придётся нести всего один чемодан вместо двух, - утешаю я принцессу.</text:p>
      <text:p text:style-name="P30"/>
      <text:p text:style-name="P30">Тебе должно быть стыдно, Хуман, но нет, нисколько, ни капли!</text:p>
      <text:p text:style-name="P30"/>
      <text:p text:style-name="P30">- Я раздобыл тебе немного материи. Конечный вариант теперь можно увеличить, - тихо сообщаю Кловер, кивая на подмоченный чемодан.</text:p>
      <text:p text:style-name="P30">Та подмигивает мне в ответ.</text:p>
      <text:p text:style-name="P30"/>
      <text:p text:style-name="P3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0"/>
      <text:p text:style-name="P30">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0">- М-м-м… Мне нужно платье… Но месяц я ждать точно не буду. Сообщи Кловер Дрим, что мне нужно второе платье такого же фасона, как и свадебное. <text:s/></text:p>
      <text:p text:style-name="P30">Кловер кланяется принцессе</text:p>
      <text:p text:style-name="P30">- Как угодно, Ваше Высочество.</text:p>
      <text:p text:style-name="P30">- Мне нужно три дня на перекройку «Скарабея». Я успею, - тихо говорит мне Кловер на прощание. - Разведёшь костёр на вершине, как договорились.</text:p>
      <text:p text:style-name="P30"/>
      <text:p text:style-name="P30">Маленькая кобылка впрягается в импровизированную повозку из собой корзины с колёсами и медленно удаляется, тихонько напевая себе под нос.</text:p>
      <text:p text:style-name="P30">…</text:p>
      <text:p text:style-name="P30">…</text:p>
      <text:p text:style-name="P30"><text:soft-page-break/>…</text:p>
      <text:p text:style-name="P30">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0"/>
      <text:p text:style-name="P30">- Завтра мы достигнем Дрогонштерна, - говорит Платина, глядя в огонь. - Ты получишь то, что хотел.</text:p>
      <text:p text:style-name="P3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T22">Даже если и правдива её сказка про </text:span><text:span text:style-name="T19">тридцать</text:span><text:span text:style-name="T22">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19">месяц</text:span><text:span text:style-name="T22">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0">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0">И я не отстраняюсь, как все дни до этого.</text:p>
      <text:p text:style-name="P30">Проклятье, мир слишком сложен для глупого Хумана, заблудившегося среди реальностей!..</text:p>
      <text:p text:style-name="P30"><text:s/>…</text:p>
      <text:p text:style-name="P30">…</text:p>
      <text:p text:style-name="P30">…</text:p>
      <text:p text:style-name="P30">Последний ряд деревьев расступается перед нами и тройной пик Дрогонштерн вырастает во всей своей красе.</text:p>
      <text:p text:style-name="P30">…</text:p>
      <text:p text:style-name="P30">…</text:p>
      <text:p text:style-name="P30"><text:soft-page-break/>…</text:p>
      <text:p text:style-name="P30">О-хре-неть!</text:p>
      <text:p text:style-name="P30"/>
      <text:p text:style-name="P30">Я поворачиваюсь к Платине.</text:p>
      <text:p text:style-name="P30">- Ты знала, что это такое?</text:p>
      <text:p text:style-name="P3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0"/>
      <text:p text:style-name="P30">И вправду, по её растерянной мордахе сразу видно, что такого она сама не ожидала.</text:p>
      <text:p text:style-name="P30">Ведь этот грёбаный пик на самом деле — не скала. Точнее, когда-то это была не скала.</text:p>
      <text:p text:style-name="P3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0">- И-и-и т-тебе надо т-туда? - переспрашивает со страхом Платина.</text:p>
      <text:p text:style-name="P30">Я сглатываю. Хотел бы я сказать «нет». Но проклятое предназначение гонит меня вперёд, прямо к подножию исполинской фигуры!</text:p>
      <text:p text:style-name="P30">- Туда. Ты можешь подождать тут.</text:p>
      <text:p text:style-name="P30">Принцесса отрицательно мотает головой.</text:p>
      <text:p text:style-name="P30">- Н-нет. Пойдём вместе.</text:p>
      <text:p text:style-name="P3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0">Вот только стыд накатывает с новой силой…</text:p>
      <text:p text:style-name="P30"/>
      <text:p text:style-name="P30">…</text:p>
      <text:p text:style-name="P30"/>
      <text:p text:style-name="P15"><text:span text:style-name="T22">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19">весёлого</text:span><text:span text:style-name="T22">. Мурашки табунами бегают между лопатками, волосы встают дыбом на загривке.</text:span></text:p>
      <text:p text:style-name="P30">- Хуман, ты п-получил, что хотел? - пугливо оглядывается Платина. - Надо побыстрее уходить отсюда. У меня такое чувство, что…</text:p>
      <text:p text:style-name="P30">Искра срывается с гривы принцессы и щёлкает её по носу.</text:p>
      <text:p text:style-name="P30">-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0"/>
      <text:p text:style-name="P30"><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0">- Мне нужно туда, на самый верх. Можешь подождать тут, у подножия. С вершины я точно никуда не сбегу.</text:p>
      <text:p text:style-name="P3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0">Слёзы текут по её злой мордахе. Она проходит мимо, отталкивая меня в сторону и решительно карабкается на каменный коготь дракона. </text:p>
      <text:p text:style-name="P30">Я вздыхаю и тащусь следом.</text:p>
      <text:p text:style-name="P30">…</text:p>
      <text:p text:style-name="P3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0"/>
      <text:p text:style-name="P30">На широком плече чудовища растёт крохотная рощица корявых сосен вперемешку с берёзками и ольхой.</text:p>
      <text:p text:style-name="P30">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5">месяц </text:span>назад.</text:p>
      <text:p text:style-name="P30"/>
      <text:p text:style-name="P30">- Пришли, - я бросаю рюкзак на землю и устало сажусь на него. - Переночуем здесь и спускаемся. У подножия Дрогонштерна я — твой.</text:p>
      <text:p text:style-name="P30"/>
      <text:p text:style-name="P3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0">Я бросаю быстрый взгляд на небо. Ни облачка. Проклятье, ещё и Кловер не сможет подойти незаметно и мне таки придётся выполнять контракт!</text:p>
      <text:p text:style-name="P47">- Йу-ху-у-у! Сюда, к нам! - кричит Платина кому-то внизу. - Молодцы! Я знала, что вы успеете вовремя!</text:p>
      <text:p text:style-name="P47">Отряд гвардейцев-единорогов выходит из леса и начинает карабкаться к нам.</text:p>
      <text:p text:style-name="P47">Вообще зашибись. Звёзды прямо сошлись над твоей головой, Хуман, и уверенно вколачивают тебя в брачные узы к кобыле!</text:p>
      <text:p text:style-name="P46"><text:span text:style-name="T27">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pan><text:soft-page-break/><text:span text:style-name="T27">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span></text:p>
      <text:p text:style-name="P47">…</text:p>
      <text:p text:style-name="P47">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7">- Хуман, посмотри на меня!</text:p>
      <text:p text:style-name="P47">Я оглядываюсь. Ветка выпадает из руки.</text:p>
      <text:p text:style-name="P47">- Я тебе нравлюсь?</text:p>
      <text:p text:style-name="P4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7"/>
      <text:p text:style-name="P47">Я отступаю бешено придумываю отмазку. Проклятье, мы так не договаривались!</text:p>
      <text:p text:style-name="P47"/>
      <text:p text:style-name="P4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7">Платина тихо хихикает и снова делает шаг.</text:p>
      <text:p text:style-name="P47">- Возможно, сама судьба делает нам намёк…</text:p>
      <text:p text:style-name="P47">Я всматриваюсь в её глаза и холодею. В них нет разума. Он светятся аквамариновым светом. Аквамариновые же искры срываются с её рога и гривы.</text:p>
      <text:p text:style-name="P47">Медленно отступая, я стараюсь, чтобы между мной и спятившей единорожкой находился костёр.</text:p>
      <text:p text:style-name="P47">- П-погоди. У нас же договор. Ещё несколько часов — и я твой. Но не сейчас.</text:p>
      <text:p text:style-name="P4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7">- Прими же своё предназначение, Хуман, наполни моё лоно своим семенем!</text:p>
      <text:p text:style-name="P4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7">-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7">Магическая аура стягивает через голову палатье с поехавшей магички.</text:p>
      <text:p text:style-name="P47"/>
      <text:p text:style-name="P47">Проклятье! Я ору, забыв о всякой скрытности:</text:p>
      <text:p text:style-name="P4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7">Единорожка коротка хихикает и от этого хихиканья меня бросает в озноб.</text:p>
      <text:p text:style-name="P47">- Есть одно очень древнее и мощное заклинание. <text:span text:style-name="T26">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7">Два облачка магии обволакивают мои ноги и сдёргивают с меня штаны. Я что есть мочи вжимаюсь в заднюю стенку палатки, но бежать мне некуда.</text:p>
      <text:p text:style-name="P47">- Оно звучит очень простенько. Собственно, из слов там только одно название — <text:span text:style-name="T26">Pornis Erectus...</text:span></text:p>
      <text:p text:style-name="P47">Магия сдёргивает с меня и трусы. Я прижимаю ноги к груди и натягиваю на них футболку до земли.</text:p>
      <text:p text:style-name="P47">- Основа заклинания же — не слова, а действия...</text:p>
      <text:p text:style-name="P47">Магия тянет меня за ноги до тех пор, пока я не вытягиваюсь на полу палатки на спине.</text:p>
      <text:p text:style-name="P4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7"/>
      <text:p text:style-name="P47">О, БОГИ!</text:p>
      <text:p text:style-name="P47"/>
      <text:p text:style-name="P47">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47"><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7">-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7">Поняха снова хихикает и вытирает рот. Я в полуобморочном состоянии наблюдаю, как зведы на небе заслоняет тёмная овальная масса.</text:p>
      <text:p text:style-name="P4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7">Принцесса оборачивается назад и хихикает.</text:p>
      <text:p text:style-name="P47">- Ты уже вполне готов к этому, мой милый, - она легонько толкает копытом моё естество.</text:p>
      <text:p text:style-name="P47"/>
      <text:p text:style-name="P47">Я молча хватаю конец верёвки и делаю пару оборотов вокруг ладони.</text:p>
      <text:p text:style-name="P47"/>
      <text:p text:style-name="P4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7"/>
      <text:p text:style-name="P47">Я дёргаю за верёвку и чувствую осторожный ответный рывок. Я дёргаю сильнее.</text:p>
      <text:p text:style-name="P47"/>
      <text:p text:style-name="P15"><text:span text:style-name="T28">-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text:span><text:span text:style-name="T28">Из рога магички бьёт в небо столб аквамаринового света.</text:span></text:p>
      <text:p text:style-name="P47">В этот момент сильнейший рывок верёвки приподнимает мой торс над землёй.</text:p>
      <text:p text:style-name="P47">- О-О-О! Хуман, на тебя наконец-то подействовал Pornis Erectus! Это чудесно! - Платина оборачивается и видит, как я поднимаюсь над землёй на верёвке.</text:p>
      <text:p text:style-name="P47">- Что-о-о?</text:p>
      <text:p text:style-name="P47">Ещ один рывок наконецто отрывает меня от земли. </text:p>
      <text:p text:style-name="P47">- СТОЙ! Куда?! Не пущу! - Принцесса, вместо того, чтобы упасть, обхватывает меня передними и задними ногами.</text:p>
      <text:p text:style-name="P47"/>
      <text:p text:style-name="P47">Моё естество вопит о пощаде, но кто его слушает!</text:p>
      <text:p text:style-name="P47"><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4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7">Я перевожу взгляд с уносящей меня к воздушному судну верёвки вниз, на оседлавшую меня надоедливую магичку.</text:p>
      <text:p text:style-name="P4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7"/>
      <text:p text:style-name="P4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47"/>
      <text:p text:style-name="P47">Рэйнбоу Джет и Дейдра Твердолоб перестают крутить лебёдку и остолбенело смотрят на меня.</text:p>
      <text:p text:style-name="P47"/>
      <text:p text:style-name="P47">- Ты же говорил, что не конеёб? - наконец саркастически спрашивает Дейдра, пригнувшись и посмотрев на меня снизу. - Врал, значит.</text:p>
      <text:p text:style-name="P47">- Вот так-так! - возмущённо вторит ей Джет. - Когда это вы успели спеться? А я, значит…</text:p>
      <text:p text:style-name="P47">-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7"/>
      <text:p text:style-name="P47">Дейдра блокирует лебёдку, подходит к нам и критически осматривает телосплетение. Потом подзывает Джет.</text:p>
      <text:p text:style-name="P15"><text:span text:style-name="T28">- Я хватаю за гриву, ты — за хвост. На счёт «три» тащим! </text:span><text:span text:style-name="T28">И сразу цепляем ей на рог кристалл, пока она не очухалась, </text:span><text:span text:style-name="T28">- сухо командует розовогривая пони.</text:span></text:p>
      <text:p text:style-name="P4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7">- Хуман, держись за фальшборт, - командует мне Дейдра и, в свою очередь, зажимает зубами гриву принцессы.</text:p>
      <text:p text:style-name="P47">- Ваз! Два! Тли! - мычит сквозь зажатые зубы поняха, упирается копытами в палубу и что есть силы тащит.</text:p>
      <text:p text:style-name="P47">Радужная пегаска также включается в процесс.</text:p>
      <text:p text:style-name="P47">- И-и-и… Не-е-ет!!! - упирается ожившая магичка, но сила не на её стороне.</text:p>
      <text:p text:style-name="P47"><text:soft-page-break/>С громким всхлипом единорожка отрывается от меня и падает на опрокинувшихся на палубу Дейдру и Джет.</text:p>
      <text:p text:style-name="P47">- Хвала зайцам, этот кошмар закончился! - облегчённо вздыхаю я. - Девочки, дайте мне полотенце, что ли?</text:p>
      <text:p text:style-name="P47"/>
      <text:p text:style-name="P47">- Привет, Хум! - слышу окрик сверху.</text:p>
      <text:p text:style-name="P47">С небольшой смотровой площадки, закреплённой под самым баллоном, мне приветственно машет Кловер Джем.</text:p>
      <text:p text:style-name="P47">- Здоров, долговязый! Не холодно? - слышу тоненький окрик со стороны.</text:p>
      <text:p text:style-name="P47">С юта мне машет копытом Лейла Твердолоб, вторым копытом направляя штурвал.</text:p>
      <text:p text:style-name="P47">-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47"/>
      <text:p text:style-name="P47">- О боги! - я прижимаю руки к паху в тщётной попытке прикрыться…</text:p>
      <text:p text:style-name="P47"/>
      <text:p text:style-name="P47">…</text:p>
      <text:p text:style-name="P47"/>
      <text:p text:style-name="P4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7">- И вовсе ты не сбежала, ты после этого проспала два дня подряд, потому что сидр тот забродивший был, и выпила ты его не полбутылки, а…</text:p>
      <text:p text:style-name="P47">- Лейла, закрой свой говорливый ротик и сбегай за булочками в трюм! Хум проголадался, да и мы все тоже! И сидр не забудь захватить!</text:p>
      <text:p text:style-name="P47">- Бегу!</text:p>
      <text:p text:style-name="P4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4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5"><text:span text:style-name="T28">- Да, всё так! Ты принесла сидр? Так вот, на </text:span><text:span text:style-name="T29">третий</text:span><text:span text:style-name="T28">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47">- То есть, ты не знала, куда впадает река, и всё равно отчалила? - я хватаюсь за голову. </text:p>
      <text:p text:style-name="P15"><text:soft-page-break/><text:span text:style-name="T28">-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29">третий</text:span><text:span text:style-name="T28"> день. А утром к нам на палубу приземлилась твоя разнокрылая подружка и её младшая сестра.</text:span></text:p>
      <text:p text:style-name="P47">- Дальше рассказываю я, Дейдра! - радужная пегаска оттискивает крупом розовогривую земнопони.</text:p>
      <text:p text:style-name="P47">-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7">- Пегаска не врёт, зуб даю, - подтверждает Дейдра.</text:p>
      <text:p text:style-name="P4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7">Пегаска вздыхает.</text:p>
      <text:p text:style-name="P47">- В общем, помощи от клана добиться мне не удалось. Хотя я честно пыталась.</text:p>
      <text:p text:style-name="P4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15"><text:span text:style-name="T28">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pan><text:soft-page-break/><text:span text:style-name="T28">общем, я уже настолько упала духом, что была готова подстеречь тебя вечером, схватить в охапку и </text:span><text:span text:style-name="T28">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span></text:p>
      <text:p text:style-name="P47">- А ещё ты хотела позаимствовать там еды, если бы нашлась. Пегасы всегда заимствуют еду у земнопони, когда могут, - замечает Мунфлай.</text:p>
      <text:p text:style-name="P47">-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47">-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47">- Эй, Дейдра, полегче! Не Твердолобам говорить о безмозглости!</text:p>
      <text:p text:style-name="P4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7">- Точняк, иногда твоё увлечение сидром идёт на пользу, Дейдра! Утром мы заметили <text:s/>подлетающий дирижба… дирижпоп… дирижобль!</text:p>
      <text:p text:style-name="P47">- С этого момента буду рассказывать я, пожалуйста-пожалуйста-пожалуйста!</text:p>
      <text:p text:style-name="P47">- Валяй, Кловер! А то, пока я рассказываю, Дейдра все пончики схавает!</text:p>
      <text:p text:style-name="P47">- Хорошо, только и мне оставьте один, пожалуйста! Так вот, мы с Хуманом разработали план его спасения от свадьбы с Платиной Спаркл.</text:p>
      <text:p text:style-name="P47">- КАКОЕ КОВАРСТВО! Хуман, как ты мог! Значит, наш договор изначально был фальшивкой? О боги, какое коварство!</text:p>
      <text:p text:style-name="P4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7"><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7">- Вот так-то! - Джет вытирает копыта от селёдки. - Продолжай, Кловер.</text:p>
      <text:p text:style-name="P47">Единорожка проглатывает пончик и продолжает.</text:p>
      <text:p text:style-name="P47">-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7">- Уф! Ыф! Ыф!!!</text:p>
      <text:p text:style-name="P4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4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7">Во-первых, мы присоединились к плану.</text:p>
      <text:p text:style-name="P47">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7">- Да! Зацени, Хуман, мою жертву! Я отдала паруса своего люггера на увеличение дирижабля!</text:p>
      <text:p text:style-name="P4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47">- Мвыф!!!</text:p>
      <text:p text:style-name="P47">- А с тобой мы ещё поговорим, рогатое чучело! За Хума ответишь!</text:p>
      <text:p text:style-name="P47">Пегаска угрожающе подносит копыто к носу Платины. Я отвожу его рукой.</text:p>
      <text:p text:style-name="P47"><text:soft-page-break/>- Не надо. Она не хотела мне зла.</text:p>
      <text:p text:style-name="P47"/>
      <text:p text:style-name="P47">Я отворачиваюсь.</text:p>
      <text:p text:style-name="P15"><text:span text:style-name="T28">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text:span><text:span text:style-name="T28">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text:span><text:span text:style-name="T28">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span></text:p>
      <text:p text:style-name="P47">Есть ещё одна причина, по которой мы остаёмся тут.</text:p>
      <text:p text:style-name="P4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47">Скала молчит. Я поворачиваюсь к своим, не дожидаясь ответа.</text:p>
      <text:p text:style-name="P47">- Мы возвращаемся.</text:p>
      <text:p text:style-name="P4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7">Я поднимаю руку.</text:p>
      <text:p text:style-name="P47">- Мы не будем драться. Нам надо вернуть Платину и освободить кристалл. На магии Кловер Джем мы далеко не улетим.</text:p>
      <text:p text:style-name="P47"/>
      <text:p text:style-name="P47">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47"/>
      <text:p text:style-name="P47">- И наконец-то станем пиратами! - радостно верещит Дейдра. - Хум, дай я тебя обниму!</text:p>
      <text:p text:style-name="P47">- Но-но! - осаживает Дейдру пегаска. - Хум, ты как маленький, честное слово! Ты веришь, что она тебя отпустит после того, как ты вернёшь её своим?</text:p>
      <text:p text:style-name="P47"/>
      <text:p text:style-name="P47">Пегаска легонько пинает связанную единорожку. Та гневно мычит.</text:p>
      <text:p text:style-name="P47"/>
      <text:p text:style-name="P47">- Нам не надо верить.</text:p>
      <text:p text:style-name="P47">Я усаживаюсь на корточки перед Платиной и вытаскиваю селёдку у неё изо рта.</text:p>
      <text:p text:style-name="P47"><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7">Единорожка возмущённо набирает воздуха в грудь, но я поднимаю руку, не давая себя перебить.</text:p>
      <text:p text:style-name="P4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4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7">Мне даже жаль её…</text:p>
      <text:p text:style-name="P47"/>
      <text:p text:style-name="P47">…</text:p>
      <text:p text:style-name="P47"/>
      <text:p text:style-name="P4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7"/>
      <text:p text:style-name="P47">- Пусто! - восклицает Джет.</text:p>
      <text:p text:style-name="P47">Она срывается с палубы и широким виражём производит разведку.</text:p>
      <text:p text:style-name="P47">- Рогатые ушли ещё вечером, - докладывает Джет. - Угли покрылись пеплом, примятая трава начала вставать. Что будем делать, кэп?</text:p>
      <text:p text:style-name="P47"/>
      <text:p text:style-name="P4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7">Видно, исчезновение правительницы выбило их из колеи. Наверняка уже возвращаются назад.</text:p>
      <text:p text:style-name="P47">Ну что же, тем лучше. Ничто не помешает мне стать на стоянку в этом месте. Я поворачиваюсь к Платине.</text:p>
      <text:p text:style-name="P47">- Везти тебя назад, в племя, не входит в наши планы. Мы высадим тебя здесь. Думаю, ты без труда догонишь своих.</text:p>
      <text:p text:style-name="P47">- Догонять не придётся. Мы все тут. Добро пожаловать назад, дорогой!</text:p>
      <text:p text:style-name="P47"/>
      <text:p text:style-name="P4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7"/>
      <text:p text:style-name="P15"><text:soft-page-break/><text:span text:style-name="T28">- Я так и знала, что </text:span><text:span text:style-name="T28">в этой афёре замешана ты, Кловер Джем! </text:span><text:span text:style-name="T28">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span></text:p>
      <text:p text:style-name="P47"/>
      <text:p text:style-name="P15"><text:span text:style-name="T28"><text:s/></text:span><text:span text:style-name="T28">Единорожка подходит к Платине и стягивает с её рога мешочек с магическим кристаллом. </text:span></text:p>
      <text:p text:style-name="P47">-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7">- Кло, я дала клятву, что отпущу их… - хмуро бормочет Платина. - Я не могу им помешать.</text:p>
      <text:p text:style-name="P47">-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47">Платина отвечает неровным смешком. Я замечаю, что её глазах снова появились аквамариновые искорки.</text:p>
      <text:p text:style-name="P47">- Эй, очнись! <text:tab/>Натрахалась уже!</text:p>
      <text:p text:style-name="P47">Платина трясёт головой и аквамариновый блеск в её глазах тухнет.</text:p>
      <text:p text:style-name="P47">- Не знаю, что на меня нашло, - бормочет она. - Это место неправильно действует на меня.</text:p>
      <text:p text:style-name="P47"/>
      <text:p text:style-name="P4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7"/>
      <text:p text:style-name="P47">Из-за деревьев к нам выходит ОНА. </text:p>
      <text:p text:style-name="P47">Я сразу понимаю, ради чего я стремился сюда с самого начала. Что тянуло меня в это мрачное место долгие дни. Что именно я ждал. Точнее, кого.</text:p>
      <text:p text:style-name="P47">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47">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47">Что-то ты, Хуман, становишься одержимым, как Платина! Похоже, это место дурно влияет и на тебя. Возьми себя в руки!</text:p>
      <text:p text:style-name="P47"><text:soft-page-break/></text:p>
      <text:p text:style-name="P47">-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7">- Ты... Вы... кто? - лепечет совершенно поражённая Платина.</text:p>
      <text:p text:style-name="P47">Остальные, без лишних слов, склоняют головы и подгибают передние ноги в глубоком поклоне. Я один стою, как пень, озираясь на других.</text:p>
      <text:p text:style-name="P47">- Хуман, заметь, эта <text:span text:style-name="T4">птичка</text:span> выглядит точно так же, как та статуэтка, что растворилась у тебя на груди, - шепчет из поклона Джет.</text:p>
      <text:p text:style-name="P4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47"/>
      <text:p text:style-name="P4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7"/>
      <text:p text:style-name="P4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7">Команда «Хитрожопки» <text:s/>также остолбенело смотрит на белоснежное чудо с немым благоговением. </text:p>
      <text:p text:style-name="P47">Похоже, на одного меня чары белой химеры действуют специфически. Я почёсываю зудящую грудь.</text:p>
      <text:p text:style-name="P47"/>
      <text:p text:style-name="P47">- Если сможешь отмазать меня от свадьбы с ней, - указываю на Платину, - то я буду тебе благодарен до гроба.</text:p>
      <text:p text:style-name="P47">- Тебя хотят женить на этой единорожке? - не веря переспрашивает аликорница.</text:p>
      <text:p text:style-name="P4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47"/>
      <text:p text:style-name="P47">Селестия смешно морщит нос и прикрывается крылом. Мне слышно, как она тихо пырскает в него.</text:p>
      <text:p text:style-name="P47"/>
      <text:p text:style-name="P47">- Ваще не о чём беспокоиться! Не волнуйся, Хуман, рогатые тебя не получат.</text:p>
      <text:p text:style-name="P47"/>
      <text:p text:style-name="P47"><text:soft-page-break/>На поляну выходит Лейла Твердолоб с десятком угрюмых земнопони в рваных шкурах с копьями наперевес.</text:p>
      <text:p text:style-name="P47"><text:s/></text:p>
      <text:p text:style-name="P4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47"/>
      <text:p text:style-name="P47">Прысканье за крылом Селестии в этот раз явно громче. Но всё же оно не может заглушить грохот моей обвалившейся челюсти.</text:p>
      <text:p text:style-name="P47"/>
      <text:p text:style-name="P47">-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7"/>
      <text:p text:style-name="P47">Шум крыльев заглушает конец моей тирады. На полянку, где уже и так довольно тесно, пикирует отряд пегасов в доспехах.</text:p>
      <text:p text:style-name="P47"/>
      <text:p text:style-name="P47">- Не двигаться! Именем верховного вождя и главнокомандующего клана Быстрокрылых, полководца Урагана, вы арестованы!</text:p>
      <text:p text:style-name="P47">Седой пегас в серебристых доспехах поворачиваеся к нам.</text:p>
      <text:p text:style-name="P4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text:p>
      <text:p text:style-name="P47"/>
      <text:p text:style-name="P4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7">- Я вижу, у тебя богатый выбор, Хуман! Земнопони, единороги или пегасы — всем ты нужен. Я бы даже сказала, ты можешь начать торги, хи-хи-хи...</text:p>
      <text:p text:style-name="P47"/>
      <text:p text:style-name="P47">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7"/>
      <text:p text:style-name="P47"><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47">- Да-да, мы это уже слышали, - с улыбкой кивает аликорница. -. Осталось только убедить в этом присутствующих тут пони. Попробую помочь тебе с этим.</text:p>
      <text:p text:style-name="P4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47"/>
      <text:p text:style-name="P47">Спокойный материнский голос белого создания убаюкивает. Хочется лечь в постель, укрыться одеялом и слушать его, пока не заснёшь. </text:p>
      <text:p text:style-name="P47"/>
      <text:p text:style-name="P30">&lt;<text:span text:style-name="T5">встреча Кловер с Пай Твердолоб и её младшей сестрой + Платина + Джет со своей младшей сестрой и кланом. Появление Селестии и Луны</text:span>&gt;</text:p>
      <text:h text:style-name="P56" text:outline-level="2">11</text:h>
      <text:p text:style-name="P30"/>
      <text:p text:style-name="P34">Машинально закрыв ноутбук, я подхожу к генератору и выключаю его. Звенящая тишина накрывает уши похоронным саваном.</text:p>
      <text:p text:style-name="P34"/>
      <text:p text:style-name="P34">...ты хорошая девочка…</text:p>
      <text:p text:style-name="P34"/>
      <text:p text:style-name="P34">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34">Я устал.</text:p>
      <text:p text:style-name="P30"/>
      <text:p text:style-name="P34">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pan text:style-name="T20">Я удивлённо гляжу на робокошку. Я рад, что она ожила — значит, аккумуляторы не сдохли за два &lt;</text:span><text:span text:style-name="T21">года</text:span><text:span text:style-name="T20">&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34"><text:soft-page-break/>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34">Я машинально хватаю её рукой и отшвыриваю прочь из пикапа, захлопывая за собой дверь. Мозги не работают.</text:p>
      <text:p text:style-name="P34">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34"/>
      <text:p text:style-name="P34">«…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34"/>
      <text:p text:style-name="P15"><text:span text:style-name="T20">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21">два года</text:span><text:span text:style-name="T20">&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34">Я вставляю ключ в замок зажигания и поворачиваю. Десять-двенадцать минут хорошей езды, и я буду на месте.</text:p>
      <text:p text:style-name="P34"/>
      <text:p text:style-name="P34">На лобовое стекло прыгает Крыса и прижимается мордой к нему прямо напротив моего лица.</text:p>
      <text:p text:style-name="P34"/>
      <text:p text:style-name="P34">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
      <text:p text:style-name="P34">Чтож.</text:p>
      <text:p text:style-name="P34"/>
      <text:p text:style-name="P34">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34"/>
      <text:p text:style-name="P3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34"/>
      <text:p text:style-name="P3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34"><text:soft-page-break/></text:p>
      <text:p text:style-name="P34">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34">Выехав на тротуар, я продолжаю двигаться против течения. К счастью, пешеходов практически нет — сказывается раннее утро.</text:p>
      <text:p text:style-name="P34">Я проежаю почти три квартала, когда поток машин внезапно иссякает. Снова наваливается тишина, разрываемая одиноким рёвом сирены.</text:p>
      <text:p text:style-name="P34"/>
      <text:p text:style-name="P3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34">Отдать долг, пожалуй, единственное осмысленное занятие, которое у меня осталось.</text:p>
      <text:p text:style-name="P34"/>
      <text:p text:style-name="P34">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
      <text:p text:style-name="P34">Опоздал. Впрочем, плевать. Одной неудачей больше, одной меньше — теперь уже всё равно.</text:p>
      <text:p text:style-name="P34"/>
      <text:p text:style-name="P34">Я оборачиваюсь к пикапу и вижу, как из кузова выскакивает небольшая хвостатая тень и молнией перелетает через забор.</text:p>
      <text:p text:style-name="P34"/>
      <text:p text:style-name="P34">Проклятье! Даже умереть спокойно не дадут!</text:p>
      <text:p text:style-name="P34"/>
      <text:p text:style-name="P34">Бегом я покрываю расстояние до парадного входа, вскакиваю внутрь и захлопываю за собой дверь.</text:p>
      <text:p text:style-name="P34">Коридоры заполняет монотонный голос из репродукторов.</text:p>
      <text:p text:style-name="P34"/>
      <text:p text:style-name="P34">«…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34"/>
      <text:p text:style-name="P34">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
      <text:p text:style-name="P34"><text:soft-page-break/>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
      <text:p text:style-name="P34">За краем слышится шорох и над парапетом появляется металлическая лапа с выпущенными во всю длину когтями.</text:p>
      <text:p text:style-name="P34">Я подтягиваю к себе багор, но потом откладываю прочь.</text:p>
      <text:p text:style-name="P34">К чёрту. Я заслужил это.</text:p>
      <text:p text:style-name="P34"/>
      <text:p text:style-name="P3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
      <text:p text:style-name="P34">Смешно умереть от собственной робо-кошки, неправда ли? Я всё же думал, что это произойдёт минут на десять позже.</text:p>
      <text:p text:style-name="P34"/>
      <text:p text:style-name="P34">Крыса запрыгивает мне на колени, встав на задние лапы. Передние упираются мне в плечи, а морда оказывается прямо напротив моего горла.</text:p>
      <text:p text:style-name="P34"/>
      <text:p text:style-name="P34">- Давай, - шепчу я ей и закрываю глаза.</text:p>
      <text:p text:style-name="P34"/>
      <text:p text:style-name="P34">Секунды идут одна за другой, но моё горло остаётся целым. </text:p>
      <text:p text:style-name="P34">Я открываю глаза. В ладони от меня светятся зелёные экраны глаз Крысы. По ним бегут слова, складывающиеся в предложения…</text:p>
      <text:p text:style-name="P34"/>
      <text:p text:style-name="P3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p>
      <text:p text:style-name="P34">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T20">…&lt;</text:span><text:span text:style-name="T21">краткое описание проекта и попадание Дедлайна в психушку</text:span><text:span text:style-name="T20">&gt;</text:span></text:p>
      <text:p text:style-name="P34">…</text:p>
      <text:p text:style-name="P34">Но случилось то, что случилось. Я, скорее всего, деактивирована, а ты читаешь эти строки за минуты до конца мира.</text:p>
      <text:p text:style-name="P34">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34"><text:soft-page-break/>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34"/>
      <text:p text:style-name="P39">… Краем уха слышу жужжание вертолёта. На горизонте появляется точка…</text:p>
      <text:p text:style-name="P39"/>
      <text:p text:style-name="P34">… через годы ты сможешь вернуться — если будет куда возвращаться. Постарайся выжить. И помни — я любила тебя!</text:p>
      <text:p text:style-name="P34"/>
      <text:p text:style-name="P39">Текст пропадает. Крыса медленно опускается на четыре лапы и сворачивается клубком у моих ног. В углу её правого глаза мигает цифрой «9%» красный индикатор заряда. Потом тухнет и он, когда отключаются экраны глаз.</text:p>
      <text:p text:style-name="P39">Небольшой вертолёт садится на крышу, поднимая облако пыли. Сквозь прозрачный плексиглас кабины видны пустующие кресла пилота и пассажира.</text:p>
      <text:p text:style-name="P39">Я беру Крысу в руки и, шатаясь, иду к машине.</text:p>
      <text:p text:style-name="P39">Постарайся выжить… </text:p>
      <text:p text:style-name="P39"/>
      <text:p text:style-name="P39">В далёкой синеве неба появляются белые полоски инверсных следов ракет.</text:p>
      <text:p text:style-name="P39"/>
      <text:p text:style-name="P39">Я открываю дверь кабины и осторожно кладу Крысу на пилотское кресло. Потом закрываю кабину.</text:p>
      <text:p text:style-name="P39">- Извини, Хэв. Не вижу смысла.</text:p>
      <text:p text:style-name="P39"/>
      <text:p text:style-name="P3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3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9">Я продолжаю смеяться до тех пор, пока сияние не выжигает мне глаза…</text:p>
      <text:p text:style-name="P39"><text:soft-page-break/></text:p>
      <text:p text:style-name="P40">***</text:p>
      <text:p text:style-name="P30"/>
      <text:p text:style-name="P15">.</text:p>
      <text:p text:style-name="P15">.</text:p>
      <text:p text:style-name="P15">.</text:p>
      <text:p text:style-name="P22"><text:span text:style-name="T7">Сияние. </text:span><text:span text:style-name="T11">Оно п</text:span><text:span text:style-name="T7">овсюду. </text:span><text:span text:style-name="T11">Нет верха и низа, нет направлений и расстояний. Нет м</text:span><text:span text:style-name="T7">ыслей. Нет чувств. Нет времени. Есть только бесконечное сияние.</text:span></text:p>
      <text:p text:style-name="P52">В какой-то момент пришло осознание.</text:p>
      <text:p text:style-name="P53"/>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1"/>В абсолютном, всепоглощающем сиянии проступают очертания.<text:bookmark-end text:name="__DdeLink__26733_4694026641"/></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34">- Ты всё же пришёл… Мне хватило сил призвать тебя, Проводник… Кха-кха-кха…</text:p>
      <text:p text:style-name="P34"/>
      <text:p text:style-name="P38"/>
      <text:h text:style-name="P57" text:outline-level="2"/>
      <text:p text:style-name="P39"/>
      <text:p text:style-name="P34"/>
      <text:p text:style-name="P15"><text:span text:style-name="T20">&lt;</text:span><text:span text:style-name="T2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20">&gt;</text:span></text:p>
      <text:p text:style-name="P38"/>
      <text:p text:style-name="P34">(<text:span text:style-name="T5">за пять минут до армагеддона начинается разгул магии — Дедлайн будит овощей. Армагеддон превращается в начало магического мира</text:span>)</text:p>
      <text:p text:style-name="P34"><text:soft-page-break/>(<text:span text:style-name="T5">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34"/>
      <text:p text:style-name="P48">Да-да, не удивляйся! Ты тот, кого я впервые узнала под именем Анон. Хуман,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8">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3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Я не столь наивна, чтобы предположить, что смогу победить тебя в эфемерном теле твоего призрачного фамильяра. Из того, что я успела узнать в угасающем сознании твоего эфемерного фамильяра, без её противодействия война начнётся в считанные минуты.</text:p>
      <text:p text:style-name="P38">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3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38">Какая горькая ирония! Я вспомнила тебя и насладилась твоим присутствием только для того, чтобы опять расстаться! Я составляю это письмо и передаю его твоей железной кошке за секунды умирания, пока искра разума ещё тлеет в Хэвэн.</text:p>
      <text:p text:style-name="P38">...</text:p>
      <text:p text:style-name="P38">И ещё. Хотя ты меня не помнишь… Неважно… Меня зовут Селестия…</text:p>
      <text:p text:style-name="P34"/>
      <text:p text:style-name="P34"/>
      <text:p text:style-name="P34">(Дедлайн был в психушке без памяти два месяца, а не два года)</text:p>
      <text:p text:style-name="P34">(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text:soft-page-break/>&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5">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3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4"/>
      <text:p text:style-name="P34">&lt;<text:span text:style-name="T5">Учителя отвечают на вопросы Хэвэн, на которые она сама не может найти ответы</text:span>&gt;</text:p>
      <text:p text:style-name="P34">(добавить Аниту в психушку)</text:p>
      <text:p text:style-name="P34">(необходимость вернуться — предотвратить закрытие проекта и остановку Хэвэн)</text:p>
      <text:p text:style-name="P34">&lt;киберсекс с Хэвэн&gt;</text:p>
      <text:p text:style-name="P34"/>
      <text:p text:style-name="P34"><text:s/><text:span text:style-name="T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8"/>
      <text:p text:style-name="P38">Я устало смеюсь. Юджин сделал этический модуль слишком эмоциональным, но это выглядит порой так забавно!</text:p>
      <text:p text:style-name="P38"><text:soft-page-break/>- Нет ничего проще. Если бы ты спросилда меня раньше, я бы тебе сказал. Со стороны это моментально видно.</text:p>
      <text:p text:style-name="P38">- Что?!! Говори!</text:p>
      <text:p text:style-name="P3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8">- И где же мне найти желающих на такое? Я даже с трудом понимаю концепцию души, не то, чтобы поверить в её существование.</text:p>
      <text:p text:style-name="P38"/>
      <text:p text:style-name="P38">Разочарование сквозит в выражении морды трансцендентной лошади, в её поникших ушах и обвислом хвосте. Я усмехаюсь.</text:p>
      <text:p text:style-name="P38"/>
      <text:p text:style-name="P38">- Ты в упор не видишь очевидного. Расскажи-ка, каким образом я могу присутствовать тут, рядом с тобой в виртуальном мире?</text:p>
      <text:p text:style-name="P38">Хэвэн недовольно морщит нос, но начинает объяснять, как пятилетнему ребёнку.</text:p>
      <text:p text:style-name="P38">-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8">- Правильно, - киваю я, - и как, по-твоему, можно назвать цифровой слепок сознания?</text:p>
      <text:p text:style-name="P38">- Н-не понимаю, к чему ты клонишь? - запинается Хэвэн. Я вижу, что она начинает понимать.</text:p>
      <text:p text:style-name="P38">- </text:p>
      <text:p text:style-name="P34"/>
      <text:p text:style-name="P34"><text:s/>Информационный слепок сознания неточен, сканируется, в основном, память, <text:s/>логический аппарат и эмоции.</text:p>
      <text:p text:style-name="P34"/>
      <text:p text:style-name="P34">&lt;<text:span text:style-name="T5">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30">&lt;<text:span text:style-name="T5">Зарождение проекта «Семь вечностей» и любовь Хэвэн к Дедлайну</text:span>&gt;</text:p>
      <text:p text:style-name="P30"/>
      <text:p text:style-name="P30"><text:soft-page-break/></text:p>
      <text:p text:style-name="P30"/>
      <text:p text:style-name="P30"/>
      <text:p text:style-name="P30"/>
      <text:h text:style-name="P56" text:outline-level="2">12</text:h>
      <text:p text:style-name="P30"/>
      <text:p text:style-name="P30"/>
      <text:p text:style-name="P31">***</text:p>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0"/>
      <text:p text:style-name="P30"/>
      <text:p text:style-name="P30"/>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
      <text:p text:style-name="P23">&lt;Третья сюжетная линия – Обмен. <text:span text:style-name="T8">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8"/>
      <text:p text:style-name="P1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6"/>
      <text:p text:style-name="P1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6"/>
      <text:p text:style-name="P16">&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51"/>
      <text:p text:style-name="P23">пол’т на єкспериментальном образце первой ступени ракеті (остальніе не сделані)</text:p>
      <text:p text:style-name="P23"/>
      <text:p text:style-name="P23">===================================================</text:p>
      <text:p text:style-name="P23">… Вы и есть сопротивление!</text:p>
      <text:p text:style-name="P30"><text:soft-page-break/>&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5">#$@</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
      <text:p text:style-name="P4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2">Действие начинается снова с <text:span text:style-name="T2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2"/>
      <text:p text:style-name="P23"/>
      <text:p text:style-name="P25">&lt;<text:span text:style-name="T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
      <text:p text:style-name="P27"/>
      <text:p text:style-name="P16"><text:soft-page-break/>(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6">Шаги Армагеддона;</text:p>
      <text:p text:style-name="P16"/>
      <text:p text:style-name="P16"/>
      <text:p text:style-name="P16">встреча с единорогами</text:p>
      <text:p text:style-name="P1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6">Потом – путешествие на “Хитрожопке”, апгрейд её до дирижабля</text:p>
      <text:p text:style-name="P16"/>
      <text:p text:style-name="P16">=========================================</text:p>
      <text:p text:style-name="P16"/>
      <text:p text:style-name="P16">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6"/>
      <text:p text:style-name="P1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6">==========================================</text:p>
      <text:p text:style-name="P13">Анакорн Анону: Что-то мне твоё лицо кажется знакомым. Мы раньше встречались?</text:p>
      <text:p text:style-name="P16">-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5">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32">&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32"/>
      <text:p text:style-name="P15">Рэра чуть шевельнула ухом и немедленно открыла один глаз.</text:p>
      <text:p text:style-name="P15"/>
      <text:p text:style-name="P15">- ПАПА!!! ОН СОГЛАСЕН!!!</text:p>
      <text:p text:style-name="P16"/>
      <text:p text:style-name="P15"><text:soft-page-break/>&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16">&lt;Хум видит молодую Селестию в латах&gt;</text:p>
      <text:p text:style-name="P16">&lt;Сел учит Хумана магии и готовит его своим партнёром&gt;</text:p>
      <text:p text:style-name="P16">&lt;Сел применяет свою “термоядерную пушку” в роге&gt;</text:p>
      <text:p text:style-name="P16"/>
      <text:p text:style-name="P16"/>
      <text:p text:style-name="P15"><text:span text:style-name="T8">Сияние. </text:span><text:span text:style-name="T13">Оно п</text:span><text:span text:style-name="T8">овсюду. </text:span><text:span text:style-name="T13">Нет верха и низа, нет направлений и расстояний. Нет м</text:span><text:span text:style-name="T8">ыслей. Нет чувств. Нет времени. Есть только бесконечное сияние.</text:span></text:p>
      <text:p text:style-name="P52">В какой-то момент пришло осознание.</text:p>
      <text:p text:style-name="P53"/>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В абсолютном, всепоглощающем сиянии стали проступать очертания.<text:bookmark-end text:name="__DdeLink__26733_469402664"/></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text:soft-page-break/>-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6"><text:soft-page-break/>-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1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6"/>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1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6"/>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16"/>
      <text:p text:style-name="P16"/>
      <text:p text:style-name="P16"/>
      <text:p text:style-name="P16"/>
      <text:p text:style-name="P16"/>
      <text:h text:style-name="P56" text:outline-level="2">Эпилог</text:h>
      <text:p text:style-name="P1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text:soft-page-break/>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text:soft-page-break/></text:p>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5">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5">Индиго</text:span>. - Это принцесса Селестия, или работа этого… как его… Эйр Мурпла?</text:p>
      <text:p text:style-name="Text_20_body"/>
      <text:p text:style-name="Text_20_body"><text:soft-page-break/>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5">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5">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text:soft-page-break/>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5">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text:soft-page-break/></text:p>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5">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text:soft-page-break/></text:p>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6"/>
      <text:p text:style-name="P23">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
      <text:p text:style-name="P23">Alphaville – Forever Young</text:p>
      <text:p text:style-name="P23">The Doors “Light My Fire”</text:p>
      <text:p text:style-name="P23">Pink Floyd “Another Brick In The Wall” (https://www.youtube.com/watch?v=krYK1jWz0Lo <text:s/>), </text:p>
      <text:p text:style-name="P23">“Is the anybody here” (Pulse)</text:p>
      <text:p text:style-name="P23">“Marooned”</text:p>
      <text:p text:style-name="P30">&lt;Pink Floyd - «Hey you» (Pulse)&gt;</text:p>
      <text:p text:style-name="P30"/>
      <text:p text:style-name="P2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text:soft-page-break/>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0">&lt;<text:span text:style-name="T5">Pink Floyd — Kepp Talking (Pulse), Hey you (Pulse), Sorrow (Pulse), High Hopes (Pulse)</text:span>&gt;</text:p>
      <text:p text:style-name="P30">Blue Oyster Cult — Do Not Fear The Reaper (<text:a xlink:type="simple" xlink:href="https://www.youtube.com/watch?v=Dy4HA3vUv2c" text:style-name="Internet_20_link" text:visited-style-name="Visited_20_Internet_20_Link">https://www.youtube.com/watch?v=Dy4HA3vUv2c</text:a> )</text:p>
      <text:p text:style-name="P30">The Beloved — Sweet Harmony (<text:a xlink:type="simple" xlink:href="https://www.youtube.com/watch?v=rB_d1Mczxqw" text:style-name="Internet_20_link" text:visited-style-name="Visited_20_Internet_20_Link">https://www.youtube.com/watch?v=rB_d1Mczxqw</text:a> )</text:p>
      <text:p text:style-name="P30">Oasis — Wonderwall (<text:a xlink:type="simple" xlink:href="https://www.youtube.com/watch?v=6hzrDeceEKc" text:style-name="Internet_20_link" text:visited-style-name="Visited_20_Internet_20_Link">https://www.youtube.com/watch?v=6hzrDeceEKc</text:a> )</text:p>
      <text:p text:style-name="P30">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text:soft-page-break/>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loext:contextual-spacing="false" fo:margin-left="0cm" fo:margin-right="0cm" fo:margin-top="0.212cm" fo:margin-bottom="0.212cm"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left="0cm" fo:margin-right="0cm" fo:margin-top="0.212cm" fo:margin-bottom="0.106cm"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0T23:54:35.199640047</meta:creation-date>
    <dc:date>2022-02-07T17:08:59.97</dc:date>
    <meta:editing-duration>P305DT3H37M49S</meta:editing-duration>
    <meta:editing-cycles>2790</meta:editing-cycles>
    <meta:generator>OpenOffice/4.1.1$Win32 OpenOffice.org_project/411m6$Build-9775</meta:generator>
    <dc:creator>макс </dc:creator>
    <meta:document-statistic meta:table-count="0" meta:image-count="0" meta:object-count="0" meta:page-count="176" meta:paragraph-count="2571" meta:word-count="58095" meta:character-count="369400"/>
  </office:meta>
</office:document-meta>
</file>